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7">
      <style:graphic-properties draw:fill="solid" draw:fill-color="#cfe7f5" draw:opacity="100%" draw:stroke="solid" svg:stroke-width="0.02778in" svg:stroke-color="#808080" svg:stroke-opacity="100%" style:protect=""/>
    </style:style>
    <style:style style:family="drawing-page" style:name="a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8">
      <style:graphic-properties draw:fill="solid" draw:fill-color="#cfe7f5" draw:opacity="100%" draw:stroke="solid" svg:stroke-width="0.02778in" svg:stroke-color="#808080" svg:stroke-opacity="100%" style:protect=""/>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3">
      <style:graphic-properties draw:fill="solid" draw:fill-color="#cfe7f5" draw:opacity="100%" draw:stroke="solid" svg:stroke-width="0.02778in" svg:stroke-color="#808080" svg:stroke-opacity="100%" style:protect=""/>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12">
      <style:graphic-properties draw:fill="solid" draw:fill-color="#cfe7f5" draw:opacity="100%" draw:stroke="solid" svg:stroke-width="0.02778in" svg:stroke-color="#808080" svg:stroke-opacity="100%" style:protect=""/>
    </style:style>
    <style:style style:family="presentation" style:name="a6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85">
      <style:graphic-properties draw:fill="solid" draw:fill-color="#cfe7f5" draw:opacity="100%" draw:stroke="solid" svg:stroke-width="0.02778in" svg:stroke-color="#808080" svg:stroke-opacity="100%" style:protect=""/>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3">
      <style:graphic-properties draw:fill="solid" draw:fill-color="#cfe7f5" draw:opacity="100%" draw:stroke="solid" svg:stroke-width="0.02778in" svg:stroke-color="#808080" svg:stroke-opacity="100%" style:protect=""/>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draw:fill="solid" draw:fill-color="#cfe7f5" draw:opacity="100%" draw:stroke="solid" svg:stroke-width="0.02778in" svg:stroke-color="#808080" svg:stroke-opacity="100%" style:protect=""/>
    </style:style>
    <style:style style:family="presentation" style:name="a6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draw:fill="solid" draw:fill-color="#cfe7f5" draw:opacity="100%" draw:stroke="solid" svg:stroke-width="0.02778in" svg:stroke-color="#808080" svg:stroke-opacity="100%" style:protect=""/>
    </style:style>
    <style:style style:family="paragraph" style:name="a85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11">
      <style:graphic-properties draw:fill="solid" draw:fill-color="#cfe7f5" draw:opacity="100%" draw:stroke="solid" svg:stroke-width="0.02778in" svg:stroke-color="#808080" svg:stroke-opacity="100%" style:protect=""/>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draw:fill="solid" draw:fill-color="#cfe7f5" draw:opacity="100%" draw:stroke="solid" svg:stroke-width="0.02778in" svg:stroke-color="#808080" svg:stroke-opacity="100%" style:protect=""/>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4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7">
      <style:graphic-properties draw:fill="solid" draw:fill-color="#cfe7f5" draw:opacity="100%" draw:stroke="solid" svg:stroke-width="0.02778in" svg:stroke-color="#808080" svg:stroke-opacity="100%" style:protect=""/>
    </style:style>
    <style:style style:family="presentation" style:name="a7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3">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draw:fill="solid" draw:fill-color="#cfe7f5" draw:opacity="100%" draw:stroke="solid" svg:stroke-width="0.02778in" svg:stroke-color="#808080" svg:stroke-opacity="100%" style:protect=""/>
    </style:style>
    <style:style style:family="paragraph" style:name="a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draw:fill="solid" draw:fill-color="#cfe7f5" draw:opacity="100%" draw:stroke="solid" svg:stroke-width="0.02778in" svg:stroke-color="#808080" svg:stroke-opacity="100%" style:protect=""/>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draw:fill="solid" draw:fill-color="#cfe7f5" draw:opacity="100%" draw:stroke="solid" svg:stroke-width="0.02778in" svg:stroke-color="#808080" svg:stroke-opacity="100%" style:protect=""/>
    </style:style>
    <style:style style:family="paragraph" style:name="a663">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6">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style:tab-stop-distance="1in" fo:margin-left="1.41732in" fo:margin-right="0in" fo:text-indent="-0.31496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style:tab-stop-distance="1in" fo:margin-left="1.41732in" fo:margin-right="0in" fo:text-indent="-0.31496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style:tab-stop-distance="1in" fo:margin-left="1.41732in" fo:margin-right="0in" fo:text-indent="-0.31496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style:tab-stop-distance="1in" fo:margin-left="0.94488in" fo:margin-right="0in" fo:text-indent="-0.35433in" fo:margin-top="0in" fo:margin-bottom="0.1576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3">
      <style:graphic-properties draw:fill="solid" draw:fill-color="#cfe7f5" draw:opacity="100%" draw:stroke="solid" svg:stroke-width="0.02778in" svg:stroke-color="#808080" svg:stroke-opacity="100%" style:protect=""/>
    </style:style>
    <style:style style:family="presentation" style:name="a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91">
      <style:graphic-properties draw:fill="solid" draw:fill-color="#cfe7f5" draw:opacity="100%" draw:stroke="solid" svg:stroke-width="0.02778in" svg:stroke-color="#808080" svg:stroke-opacity="100%" style:protect=""/>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5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draw:fill="solid" draw:fill-color="#cfe7f5" draw:opacity="100%" draw:stroke="solid" svg:stroke-width="0.02778in" svg:stroke-color="#808080" svg:stroke-opacity="100%" style:protect=""/>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92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12">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62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15">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88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2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818">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88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2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693">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702">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88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96">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705">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88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6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99">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968">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777">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85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5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64">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85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3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67">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742">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745">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82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3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748">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633">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90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3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0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0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78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1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73">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909">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78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0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76">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71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8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0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6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70">
      <text:list-level-style-number text:level="1" style:num-format="">
        <style:list-level-properties text:space-before="0.15748in" text:min-label-width="0.31496in"/>
      </text:list-level-style-number>
      <text:list-level-style-number text:level="2" style:num-format="">
        <style:list-level-properties text:space-before="0.62992in" text:min-label-width="0.31496in"/>
      </text:list-level-style-number>
      <text:list-level-style-number text:level="3" style:num-format="">
        <style:list-level-properties text:space-before="1.10236in" text:min-label-width="0.31496in"/>
      </text:list-level-style-number>
      <text:list-level-style-number text:level="4" style:num-format="">
        <style:list-level-properties text:space-before="1.5748in" text:min-label-width="0.31496in"/>
      </text:list-level-style-number>
      <text:list-level-style-number text:level="5" style:num-format="">
        <style:list-level-properties text:space-before="2.04724in" text:min-label-width="0.31496in"/>
      </text:list-level-style-number>
      <text:list-level-style-number text:level="6" style:num-format="">
        <style:list-level-properties text:space-before="2.51969in" text:min-label-width="0.31496in"/>
      </text:list-level-style-number>
      <text:list-level-style-number text:level="7" style:num-format="">
        <style:list-level-properties text:space-before="2.99213in" text:min-label-width="0.31496in"/>
      </text:list-level-style-number>
      <text:list-level-style-number text:level="8" style:num-format="">
        <style:list-level-properties text:space-before="3.46457in" text:min-label-width="0.31496in"/>
      </text:list-level-style-number>
      <text:list-level-style-number text:level="9" style:num-format="">
        <style:list-level-properties text:space-before="3.93701in" text:min-label-width="0.31496in"/>
      </text:list-level-style-number>
    </text:list-style>
    <text:list-style style:name="a78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59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6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0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73">
      <text:list-level-style-number text:level="1" style:num-format="">
        <style:list-level-properties text:space-before="0.15748in" text:min-label-width="0.31496in"/>
      </text:list-level-style-number>
      <text:list-level-style-number text:level="2" style:num-format="">
        <style:list-level-properties text:space-before="0.62992in" text:min-label-width="0.31496in"/>
      </text:list-level-style-number>
      <text:list-level-style-number text:level="3" style:num-format="">
        <style:list-level-properties text:space-before="1.10236in" text:min-label-width="0.31496in"/>
      </text:list-level-style-number>
      <text:list-level-style-number text:level="4" style:num-format="">
        <style:list-level-properties text:space-before="1.5748in" text:min-label-width="0.31496in"/>
      </text:list-level-style-number>
      <text:list-level-style-number text:level="5" style:num-format="">
        <style:list-level-properties text:space-before="2.04724in" text:min-label-width="0.31496in"/>
      </text:list-level-style-number>
      <text:list-level-style-number text:level="6" style:num-format="">
        <style:list-level-properties text:space-before="2.51969in" text:min-label-width="0.31496in"/>
      </text:list-level-style-number>
      <text:list-level-style-number text:level="7" style:num-format="">
        <style:list-level-properties text:space-before="2.99213in" text:min-label-width="0.31496in"/>
      </text:list-level-style-number>
      <text:list-level-style-number text:level="8" style:num-format="">
        <style:list-level-properties text:space-before="3.46457in" text:min-label-width="0.31496in"/>
      </text:list-level-style-number>
      <text:list-level-style-number text:level="9" style:num-format="">
        <style:list-level-properties text:space-before="3.93701in" text:min-label-width="0.31496in"/>
      </text:list-level-style-number>
    </text:list-style>
    <text:list-style style:name="a676">
      <text:list-level-style-number text:level="1" style:num-format="">
        <style:list-level-properties text:space-before="0.15748in" text:min-label-width="0.31496in"/>
      </text:list-level-style-number>
      <text:list-level-style-number text:level="2" style:num-format="">
        <style:list-level-properties text:space-before="0.62992in" text:min-label-width="0.31496in"/>
      </text:list-level-style-number>
      <text:list-level-style-number text:level="3" style:num-format="">
        <style:list-level-properties text:space-before="1.10236in" text:min-label-width="0.31496in"/>
      </text:list-level-style-number>
      <text:list-level-style-number text:level="4" style:num-format="">
        <style:list-level-properties text:space-before="1.5748in" text:min-label-width="0.31496in"/>
      </text:list-level-style-number>
      <text:list-level-style-number text:level="5" style:num-format="">
        <style:list-level-properties text:space-before="2.04724in" text:min-label-width="0.31496in"/>
      </text:list-level-style-number>
      <text:list-level-style-number text:level="6" style:num-format="">
        <style:list-level-properties text:space-before="2.51969in" text:min-label-width="0.31496in"/>
      </text:list-level-style-number>
      <text:list-level-style-number text:level="7" style:num-format="">
        <style:list-level-properties text:space-before="2.99213in" text:min-label-width="0.31496in"/>
      </text:list-level-style-number>
      <text:list-level-style-number text:level="8" style:num-format="">
        <style:list-level-properties text:space-before="3.46457in" text:min-label-width="0.31496in"/>
      </text:list-level-style-number>
      <text:list-level-style-number text:level="9" style:num-format="">
        <style:list-level-properties text:space-before="3.93701in" text:min-label-width="0.31496in"/>
      </text:list-level-style-number>
    </text:list-style>
    <text:list-style style:name="a751">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943">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679">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754">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946">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757">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949">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832">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835">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838">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647">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72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2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83">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79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1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2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9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0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82">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80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7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60">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952">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763">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955">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766">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84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650">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653">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920">
      <text:list-level-style-number text:level="1" style:num-format="">
        <style:list-level-properties text:space-before="0.11811in" text:min-label-width="0.35433in"/>
      </text:list-level-style-number>
      <text:list-level-style-number text:level="2" style:num-format="">
        <style:list-level-properties text:space-before="0.59055in" text:min-label-width="0.35433in"/>
      </text:list-level-style-number>
      <text:list-level-style-number text:level="3" style:num-format="">
        <style:list-level-properties text:space-before="1.06299in" text:min-label-width="0.35433in"/>
      </text:list-level-style-number>
      <text:list-level-style-number text:level="4" style:num-format="">
        <style:list-level-properties text:space-before="1.53543in" text:min-label-width="0.35433in"/>
      </text:list-level-style-number>
      <text:list-level-style-number text:level="5" style:num-format="">
        <style:list-level-properties text:space-before="2.00787in" text:min-label-width="0.35433in"/>
      </text:list-level-style-number>
      <text:list-level-style-number text:level="6" style:num-format="">
        <style:list-level-properties text:space-before="2.48031in" text:min-label-width="0.35433in"/>
      </text:list-level-style-number>
      <text:list-level-style-number text:level="7" style:num-format="">
        <style:list-level-properties text:space-before="2.95276in" text:min-label-width="0.35433in"/>
      </text:list-level-style-number>
      <text:list-level-style-number text:level="8" style:num-format="">
        <style:list-level-properties text:space-before="3.4252in" text:min-label-width="0.35433in"/>
      </text:list-level-style-number>
      <text:list-level-style-number text:level="9" style:num-format="">
        <style:list-level-properties text:space-before="3.89764in" text:min-label-width="0.35433in"/>
      </text:list-level-style-number>
    </text:list-style>
    <text:list-style style:name="a73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2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2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office:automatic-styles>
  <office:body>
    <office:presentation>
      <draw:page draw:name="page1" draw:style-name="a582" draw:master-page-name="Master1-Layout7-blank-En-blanco" presentation:presentation-page-layout-name="Master1-PPL7">
        <draw:frame draw:id="id73" presentation:style-name="a585" draw:name="1 Título" svg:x="0.55118in" svg:y="0.32953in" svg:width="9.92087in" svg:height="1.38031in" presentation:class="title" presentation:placeholder="false">
          <draw:text-box>
            <text:p text:style-name="a584" text:class-names="" text:cond-style-name=""><text:span text:style-name="a583" text:class-names="">Selectores en CSS</text:span></text:p>
          </draw:text-box>
          <svg:title/>
          <svg:desc/>
        </draw:frame>
        <draw:frame draw:id="id74" presentation:style-name="a588" draw:name="2 Subtítulo" svg:x="0.55118in" svg:y="1.93465in" svg:width="9.70039in" svg:height="4.79488in" presentation:class="subtitle" presentation:placeholder="false">
          <draw:text-box>
            <text:p text:style-name="a587" text:class-names="" text:cond-style-name=""><text:span text:style-name="a586" text:class-names="">Cómo insertar una hoja de estilos (CSS)</text:span></text:p>
          </draw:text-box>
          <svg:title/>
          <svg:desc/>
        </draw:frame>
        <presentation:notes draw:style-name="a591">
          <draw:page-thumbnail draw:page-number="1" svg:x="1.5in" svg:y="0.83507in" svg:width="5.5in" svg:height="4.125in" presentation:class="page" draw:id="id75" presentation:style-name="a589" draw:name="1 Marcador de imagen de diapositiva">
            <svg:title/>
            <svg:desc/>
          </draw:page-thumbnail>
          <draw:frame draw:id="id76" presentation:style-name="a590" draw:name="2 Marcador de notas" svg:x="0.85in" svg:y="5.2248in" svg:width="6.79961in" svg:height="4.94961in" presentation:class="notes" presentation:placeholder="true">
            <draw:text-box/>
            <svg:title/>
            <svg:desc/>
          </draw:frame>
        </presentation:notes>
      </draw:page>
      <draw:page draw:name="page2" draw:style-name="a592" draw:master-page-name="Master1-Layout7-blank-En-blanco" presentation:presentation-page-layout-name="Master1-PPL7">
        <draw:frame draw:id="id77" presentation:style-name="a595" draw:name="1 Título" svg:x="0.55118in" svg:y="0.32953in" svg:width="9.92087in" svg:height="1.38031in" presentation:class="title" presentation:placeholder="false">
          <draw:text-box>
            <text:p text:style-name="a594" text:class-names="" text:cond-style-name=""><text:span text:style-name="a593" text:class-names="">Cascading Style Sheets</text:span></text:p>
          </draw:text-box>
          <svg:title/>
          <svg:desc/>
        </draw:frame>
        <draw:frame draw:id="id78" presentation:style-name="a611" draw:name="2 Marcador de texto" svg:x="0.55118in" svg:y="1.93465in" svg:width="9.70039in" svg:height="4.79488in" presentation:class="outline" presentation:placeholder="false">
          <draw:text-box>
            <text:list text:style-name="a598">
              <text:list-item>
                <text:p text:style-name="a597" text:class-names="" text:cond-style-name=""><text:span text:style-name="a596" text:class-names="">Se llaman CSS porque las hojas de estilo caen una sobre otra como cascada (se sobreescriben)</text:span></text:p>
              </text:list-item>
            </text:list>
            <text:list text:style-name="a601">
              <text:list-item>
                <text:p text:style-name="a600" text:class-names="" text:cond-style-name=""><text:span text:style-name="a599" text:class-names="">¿Dónde y cómo poner los estilos?</text:span></text:p>
              </text:list-item>
            </text:list>
            <text:list text:style-name="a604">
              <text:list-item>
                <text:p text:style-name="a603" text:class-names="" text:cond-style-name=""><text:span text:style-name="a602" text:class-names="">En un archivo .css (hoja externa)</text:span></text:p>
              </text:list-item>
            </text:list>
            <text:list text:style-name="a607">
              <text:list-item>
                <text:p text:style-name="a606" text:class-names="" text:cond-style-name=""><text:span text:style-name="a605" text:class-names="">Dentro del &lt;head&gt;&lt;/head&gt; (hoja interna)</text:span></text:p>
              </text:list-item>
            </text:list>
            <text:list text:style-name="a610">
              <text:list-item>
                <text:p text:style-name="a609" text:class-names="" text:cond-style-name=""><text:span text:style-name="a608" text:class-names="">Dentro del HTML (estilos 'en-linea')</text:span></text:p>
              </text:list-item>
            </text:list>
          </draw:text-box>
          <svg:title/>
          <svg:desc/>
        </draw:frame>
        <presentation:notes draw:style-name="a614">
          <draw:page-thumbnail draw:page-number="2" svg:x="1.5in" svg:y="0.83507in" svg:width="5.5in" svg:height="4.125in" presentation:class="page" draw:id="id79" presentation:style-name="a612" draw:name="1 Marcador de imagen de diapositiva">
            <svg:title/>
            <svg:desc/>
          </draw:page-thumbnail>
          <draw:frame draw:id="id80" presentation:style-name="a613" draw:name="2 Marcador de notas" svg:x="0.85in" svg:y="5.2248in" svg:width="6.79961in" svg:height="4.94961in" presentation:class="notes" presentation:placeholder="true">
            <draw:text-box/>
            <svg:title/>
            <svg:desc/>
          </draw:frame>
        </presentation:notes>
      </draw:page>
      <draw:page draw:name="page3" draw:style-name="a615" draw:master-page-name="Master1-Layout7-blank-En-blanco" presentation:presentation-page-layout-name="Master1-PPL7">
        <draw:frame draw:id="id81" presentation:style-name="a618" draw:name="1 Título" svg:x="0.55118in" svg:y="0.32953in" svg:width="9.92087in" svg:height="1.38031in" presentation:class="title" presentation:placeholder="false">
          <draw:text-box>
            <text:p text:style-name="a617" text:class-names="" text:cond-style-name=""><text:span text:style-name="a616" text:class-names="">Cómo se sobreescriben los estilos</text:span></text:p>
          </draw:text-box>
          <svg:title/>
          <svg:desc/>
        </draw:frame>
        <draw:frame draw:id="id82" presentation:style-name="a637" draw:name="2 Marcador de texto" svg:x="0.55118in" svg:y="1.93465in" svg:width="9.70039in" svg:height="4.79488in" presentation:class="outline" presentation:placeholder="false">
          <draw:text-box>
            <text:list text:style-name="a621">
              <text:list-item>
                <text:p text:style-name="a620" text:class-names="" text:cond-style-name=""><text:span text:style-name="a619" text:class-names="">Generalmente la prioridad de los estilos es la siguiente:</text:span></text:p>
              </text:list-item>
            </text:list>
            <text:list text:style-name="a624">
              <text:list-item>
                <text:list text:style-name="a624">
                  <text:list-item>
                    <text:p text:style-name="a623" text:class-names="" text:cond-style-name=""><text:span text:style-name="a622" text:class-names="">La hoja por defecto del navegador</text:span></text:p>
                  </text:list-item>
                </text:list>
              </text:list-item>
            </text:list>
            <text:list text:style-name="a627">
              <text:list-item>
                <text:list text:style-name="a627">
                  <text:list-item>
                    <text:p text:style-name="a626" text:class-names="" text:cond-style-name=""><text:span text:style-name="a625" text:class-names="">Hojas Externas</text:span></text:p>
                  </text:list-item>
                </text:list>
              </text:list-item>
            </text:list>
            <text:list text:style-name="a630">
              <text:list-item>
                <text:list text:style-name="a630">
                  <text:list-item>
                    <text:p text:style-name="a629" text:class-names="" text:cond-style-name=""><text:span text:style-name="a628" text:class-names="">Hojas internas</text:span></text:p>
                  </text:list-item>
                </text:list>
              </text:list-item>
            </text:list>
            <text:list text:style-name="a633">
              <text:list-item>
                <text:list text:style-name="a633">
                  <text:list-item>
                    <text:p text:style-name="a632" text:class-names="" text:cond-style-name=""><text:span text:style-name="a631" text:class-names="">Estilos 'en línea'</text:span></text:p>
                  </text:list-item>
                </text:list>
              </text:list-item>
            </text:list>
            <text:list text:style-name="a636">
              <text:list-item>
                <text:p text:style-name="a635" text:class-names="" text:cond-style-name=""><text:span text:style-name="a634" text:class-names="">¡Los estilos se van sobreescribiendo de arriba hacia abajo!</text:span></text:p>
              </text:list-item>
            </text:list>
          </draw:text-box>
          <svg:title/>
          <svg:desc/>
        </draw:frame>
        <presentation:notes draw:style-name="a640">
          <draw:page-thumbnail draw:page-number="3" svg:x="1.5in" svg:y="0.83507in" svg:width="5.5in" svg:height="4.125in" presentation:class="page" draw:id="id83" presentation:style-name="a638" draw:name="1 Marcador de imagen de diapositiva">
            <svg:title/>
            <svg:desc/>
          </draw:page-thumbnail>
          <draw:frame draw:id="id84" presentation:style-name="a639" draw:name="2 Marcador de notas" svg:x="0.85in" svg:y="5.2248in" svg:width="6.79961in" svg:height="4.94961in" presentation:class="notes" presentation:placeholder="true">
            <draw:text-box/>
            <svg:title/>
            <svg:desc/>
          </draw:frame>
        </presentation:notes>
      </draw:page>
      <draw:page draw:name="page4" draw:style-name="a641" draw:master-page-name="Master1-Layout7-blank-En-blanco" presentation:presentation-page-layout-name="Master1-PPL7">
        <draw:frame draw:id="id85" presentation:style-name="a644" draw:name="1 Título" svg:x="0.55118in" svg:y="0.32953in" svg:width="9.92087in" svg:height="1.38031in" presentation:class="title" presentation:placeholder="false">
          <draw:text-box>
            <text:p text:style-name="a643" text:class-names="" text:cond-style-name=""><text:span text:style-name="a642" text:class-names="">Hoja Externa</text:span></text:p>
          </draw:text-box>
          <svg:title/>
          <svg:desc/>
        </draw:frame>
        <draw:frame draw:id="id86" presentation:style-name="a654" draw:name="2 Marcador de texto" svg:x="0.55118in" svg:y="1.93465in" svg:width="9.70039in" svg:height="4.79488in" presentation:class="outline" presentation:placeholder="false">
          <draw:text-box>
            <text:list text:style-name="a647">
              <text:list-item>
                <text:p text:style-name="a646" text:class-names="" text:cond-style-name=""><text:span text:style-name="a645" text:class-names="">&lt;head&gt;</text:span></text:p>
              </text:list-item>
            </text:list>
            <text:list text:style-name="a650">
              <text:list-item>
                <text:list text:style-name="a650">
                  <text:list-item>
                    <text:p text:style-name="a649" text:class-names="" text:cond-style-name=""><text:span text:style-name="a648" text:class-names="">&lt;link rel="stylesheet" type="text/css" href="estilos.css" /&gt;</text:span></text:p>
                  </text:list-item>
                </text:list>
              </text:list-item>
            </text:list>
            <text:list text:style-name="a653">
              <text:list-item>
                <text:p text:style-name="a652" text:class-names="" text:cond-style-name=""><text:span text:style-name="a651" text:class-names="">&lt;/head&gt;</text:span></text:p>
              </text:list-item>
            </text:list>
          </draw:text-box>
          <svg:title/>
          <svg:desc/>
        </draw:frame>
        <presentation:notes draw:style-name="a657">
          <draw:page-thumbnail draw:page-number="4" svg:x="1.5in" svg:y="0.83507in" svg:width="5.5in" svg:height="4.125in" presentation:class="page" draw:id="id87" presentation:style-name="a655" draw:name="1 Marcador de imagen de diapositiva">
            <svg:title/>
            <svg:desc/>
          </draw:page-thumbnail>
          <draw:frame draw:id="id88" presentation:style-name="a656" draw:name="2 Marcador de notas" svg:x="0.85in" svg:y="5.2248in" svg:width="6.79961in" svg:height="4.94961in" presentation:class="notes" presentation:placeholder="true">
            <draw:text-box/>
            <svg:title/>
            <svg:desc/>
          </draw:frame>
        </presentation:notes>
      </draw:page>
      <draw:page draw:name="page5" draw:style-name="a658" draw:master-page-name="Master1-Layout7-blank-En-blanco" presentation:presentation-page-layout-name="Master1-PPL7">
        <draw:frame draw:id="id89" presentation:style-name="a661" draw:name="1 Título" svg:x="0.55118in" svg:y="0.32953in" svg:width="9.92087in" svg:height="1.38031in" presentation:class="title" presentation:placeholder="false">
          <draw:text-box>
            <text:p text:style-name="a660" text:class-names="" text:cond-style-name=""><text:span text:style-name="a659" text:class-names="">Hoja interna de estilos</text:span></text:p>
          </draw:text-box>
          <svg:title/>
          <svg:desc/>
        </draw:frame>
        <draw:frame draw:id="id90" presentation:style-name="a683" draw:name="2 Marcador de texto" svg:x="0.55118in" svg:y="1.93465in" svg:width="9.70039in" svg:height="4.79488in" presentation:class="outline" presentation:placeholder="false">
          <draw:text-box>
            <text:list text:style-name="a664">
              <text:list-item>
                <text:p text:style-name="a663" text:class-names="" text:cond-style-name=""><text:span text:style-name="a662" text:class-names="">&lt;head&gt;</text:span></text:p>
              </text:list-item>
            </text:list>
            <text:list text:style-name="a667">
              <text:list-item>
                <text:list text:style-name="a667">
                  <text:list-item>
                    <text:p text:style-name="a666" text:class-names="" text:cond-style-name=""><text:span text:style-name="a665" text:class-names="">&lt;style type="text/css"&gt;</text:span></text:p>
                  </text:list-item>
                </text:list>
              </text:list-item>
            </text:list>
            <text:list text:style-name="a670">
              <text:list-item>
                <text:list text:style-name="a670">
                  <text:list-item>
                    <text:list text:style-name="a670">
                      <text:list-item>
                        <text:p text:style-name="a669" text:class-names="" text:cond-style-name=""><text:span text:style-name="a668" text:class-names="">hr {color:sienna;}</text:span></text:p>
                      </text:list-item>
                    </text:list>
                  </text:list-item>
                </text:list>
              </text:list-item>
            </text:list>
            <text:list text:style-name="a673">
              <text:list-item>
                <text:list text:style-name="a673">
                  <text:list-item>
                    <text:list text:style-name="a673">
                      <text:list-item>
                        <text:p text:style-name="a672" text:class-names="" text:cond-style-name=""><text:span text:style-name="a671" text:class-names="">p {margin-left:20px;}</text:span></text:p>
                      </text:list-item>
                    </text:list>
                  </text:list-item>
                </text:list>
              </text:list-item>
            </text:list>
            <text:list text:style-name="a676">
              <text:list-item>
                <text:list text:style-name="a676">
                  <text:list-item>
                    <text:list text:style-name="a676">
                      <text:list-item>
                        <text:p text:style-name="a675" text:class-names="" text:cond-style-name=""><text:span text:style-name="a674" text:class-names="">body {background-image:url("images/back40.gif");}</text:span></text:p>
                      </text:list-item>
                    </text:list>
                  </text:list-item>
                </text:list>
              </text:list-item>
            </text:list>
            <text:list text:style-name="a679">
              <text:list-item>
                <text:list text:style-name="a679">
                  <text:list-item>
                    <text:p text:style-name="a678" text:class-names="" text:cond-style-name=""><text:span text:style-name="a677" text:class-names="">&lt;/style&gt;</text:span></text:p>
                  </text:list-item>
                </text:list>
              </text:list-item>
            </text:list>
            <text:list text:style-name="a682">
              <text:list-item>
                <text:p text:style-name="a681" text:class-names="" text:cond-style-name=""><text:span text:style-name="a680" text:class-names="">&lt;/head&gt;</text:span></text:p>
              </text:list-item>
            </text:list>
          </draw:text-box>
          <svg:title/>
          <svg:desc/>
        </draw:frame>
        <presentation:notes draw:style-name="a686">
          <draw:page-thumbnail draw:page-number="5" svg:x="1.5in" svg:y="0.83507in" svg:width="5.5in" svg:height="4.125in" presentation:class="page" draw:id="id91" presentation:style-name="a684" draw:name="1 Marcador de imagen de diapositiva">
            <svg:title/>
            <svg:desc/>
          </draw:page-thumbnail>
          <draw:frame draw:id="id92" presentation:style-name="a685" draw:name="2 Marcador de notas" svg:x="0.85in" svg:y="5.2248in" svg:width="6.79961in" svg:height="4.94961in" presentation:class="notes" presentation:placeholder="true">
            <draw:text-box/>
            <svg:title/>
            <svg:desc/>
          </draw:frame>
        </presentation:notes>
      </draw:page>
      <draw:page draw:name="page6" draw:style-name="a687" draw:master-page-name="Master1-Layout7-blank-En-blanco" presentation:presentation-page-layout-name="Master1-PPL7">
        <draw:frame draw:id="id93" presentation:style-name="a690" draw:name="1 Título" svg:x="0.55118in" svg:y="0.32953in" svg:width="9.92087in" svg:height="1.38031in" presentation:class="title" presentation:placeholder="false">
          <draw:text-box>
            <text:p text:style-name="a689" text:class-names="" text:cond-style-name=""><text:span text:style-name="a688" text:class-names="">Estilos 'en línea'</text:span></text:p>
          </draw:text-box>
          <svg:title/>
          <svg:desc/>
        </draw:frame>
        <draw:frame draw:id="id94" presentation:style-name="a706" draw:name="2 Marcador de texto" svg:x="0.55118in" svg:y="1.93465in" svg:width="9.70039in" svg:height="4.79488in" presentation:class="outline" presentation:placeholder="false">
          <draw:text-box>
            <text:list text:style-name="a693">
              <text:list-item>
                <text:p text:style-name="a692" text:class-names="" text:cond-style-name=""><text:span text:style-name="a691" text:class-names=""/></text:p>
              </text:list-item>
            </text:list>
            <text:list text:style-name="a696">
              <text:list-item>
                <text:p text:style-name="a695" text:class-names="" text:cond-style-name=""><text:span text:style-name="a694" text:class-names=""/></text:p>
              </text:list-item>
            </text:list>
            <text:list text:style-name="a699">
              <text:list-item>
                <text:p text:style-name="a698" text:class-names="" text:cond-style-name=""><text:span text:style-name="a697" text:class-names="">&lt;p style="color:sienna;margin-left:20px"&gt;</text:span></text:p>
              </text:list-item>
            </text:list>
            <text:list text:style-name="a702">
              <text:list-item>
                <text:p text:style-name="a701" text:class-names="" text:cond-style-name=""><text:span text:style-name="a700" text:class-names="">Estilo que se aplica sólo a este párrafo</text:span></text:p>
              </text:list-item>
            </text:list>
            <text:list text:style-name="a705">
              <text:list-item>
                <text:p text:style-name="a704" text:class-names="" text:cond-style-name=""><text:span text:style-name="a703" text:class-names="">&lt;/p&gt;</text:span></text:p>
              </text:list-item>
            </text:list>
          </draw:text-box>
          <svg:title/>
          <svg:desc/>
        </draw:frame>
        <presentation:notes draw:style-name="a709">
          <draw:page-thumbnail draw:page-number="6" svg:x="1.5in" svg:y="0.83507in" svg:width="5.5in" svg:height="4.125in" presentation:class="page" draw:id="id95" presentation:style-name="a707" draw:name="1 Marcador de imagen de diapositiva">
            <svg:title/>
            <svg:desc/>
          </draw:page-thumbnail>
          <draw:frame draw:id="id96" presentation:style-name="a708" draw:name="2 Marcador de notas" svg:x="0.85in" svg:y="5.2248in" svg:width="6.79961in" svg:height="4.94961in" presentation:class="notes" presentation:placeholder="true">
            <draw:text-box/>
            <svg:title/>
            <svg:desc/>
          </draw:frame>
        </presentation:notes>
      </draw:page>
      <draw:page draw:name="page7" draw:style-name="a710" draw:master-page-name="Master1-Layout7-blank-En-blanco" presentation:presentation-page-layout-name="Master1-PPL7">
        <draw:frame draw:id="id97" presentation:style-name="a713" draw:name="1 Título" svg:x="0.55118in" svg:y="0.32953in" svg:width="9.92087in" svg:height="1.38031in" presentation:class="title" presentation:placeholder="false">
          <draw:text-box>
            <text:p text:style-name="a712" text:class-names="" text:cond-style-name=""><text:span text:style-name="a711" text:class-names="">Selectores</text:span></text:p>
          </draw:text-box>
          <svg:title/>
          <svg:desc/>
        </draw:frame>
        <draw:frame draw:id="id98" presentation:style-name="a732" draw:name="2 Marcador de texto" svg:x="0.55118in" svg:y="1.93465in" svg:width="9.70039in" svg:height="4.79488in" presentation:class="outline" presentation:placeholder="false">
          <draw:text-box>
            <text:list text:style-name="a716">
              <text:list-item>
                <text:p text:style-name="a715" text:class-names="" text:cond-style-name=""><text:span text:style-name="a714" text:class-names="">Indica a qué se va a aplicar el estilo que está entre llaves.</text:span></text:p>
              </text:list-item>
            </text:list>
            <text:list text:style-name="a719">
              <text:list-item>
                <text:p text:style-name="a718" text:class-names="" text:cond-style-name=""><text:span text:style-name="a717" text:class-names="">* {</text:span></text:p>
              </text:list-item>
            </text:list>
            <text:list text:style-name="a722">
              <text:list-item>
                <text:p text:style-name="a721" text:class-names="" text:cond-style-name=""><text:span text:style-name="a720" text:class-names=""><text:s text:c="2"/>margin: 0;</text:span></text:p>
              </text:list-item>
            </text:list>
            <text:list text:style-name="a725">
              <text:list-item>
                <text:p text:style-name="a724" text:class-names="" text:cond-style-name=""><text:span text:style-name="a723" text:class-names=""><text:s text:c="2"/>padding: 0;</text:span></text:p>
              </text:list-item>
            </text:list>
            <text:list text:style-name="a728">
              <text:list-item>
                <text:p text:style-name="a727" text:class-names="" text:cond-style-name=""><text:span text:style-name="a726" text:class-names="">}</text:span></text:p>
              </text:list-item>
            </text:list>
            <text:list text:style-name="a731">
              <text:list-item>
                <text:p text:style-name="a730" text:class-names="" text:cond-style-name=""><text:span text:style-name="a729" text:class-names="">Este estilo se aplicará a todo.</text:span></text:p>
              </text:list-item>
            </text:list>
          </draw:text-box>
          <svg:title/>
          <svg:desc/>
        </draw:frame>
        <presentation:notes draw:style-name="a735">
          <draw:page-thumbnail draw:page-number="7" svg:x="1.5in" svg:y="0.83507in" svg:width="5.5in" svg:height="4.125in" presentation:class="page" draw:id="id99" presentation:style-name="a733" draw:name="1 Marcador de imagen de diapositiva">
            <svg:title/>
            <svg:desc/>
          </draw:page-thumbnail>
          <draw:frame draw:id="id100" presentation:style-name="a734" draw:name="2 Marcador de notas" svg:x="0.85in" svg:y="5.2248in" svg:width="6.79961in" svg:height="4.94961in" presentation:class="notes" presentation:placeholder="true">
            <draw:text-box/>
            <svg:title/>
            <svg:desc/>
          </draw:frame>
        </presentation:notes>
      </draw:page>
      <draw:page draw:name="page8" draw:style-name="a736" draw:master-page-name="Master1-Layout7-blank-En-blanco" presentation:presentation-page-layout-name="Master1-PPL7">
        <draw:frame draw:id="id101" presentation:style-name="a739" draw:name="1 Título" svg:x="0.55118in" svg:y="0.32953in" svg:width="9.92087in" svg:height="1.38031in" presentation:class="title" presentation:placeholder="false">
          <draw:text-box>
            <text:p text:style-name="a738" text:class-names="" text:cond-style-name=""><text:span text:style-name="a737" text:class-names="">Selector de Etiqueta</text:span></text:p>
          </draw:text-box>
          <svg:title/>
          <svg:desc/>
        </draw:frame>
        <draw:frame draw:id="id102" presentation:style-name="a767" draw:name="2 Marcador de texto" svg:x="0.55118in" svg:y="1.93465in" svg:width="9.70039in" svg:height="4.79488in" presentation:class="outline" presentation:placeholder="false">
          <draw:text-box>
            <text:list text:style-name="a742">
              <text:list-item>
                <text:p text:style-name="a741" text:class-names="" text:cond-style-name=""><text:span text:style-name="a740" text:class-names="">h1, h2, h3 {</text:span></text:p>
              </text:list-item>
            </text:list>
            <text:list text:style-name="a745">
              <text:list-item>
                <text:p text:style-name="a744" text:class-names="" text:cond-style-name=""><text:span text:style-name="a743" text:class-names=""><text:s text:c="2"/>color: #8A8E27;</text:span></text:p>
              </text:list-item>
            </text:list>
            <text:list text:style-name="a748">
              <text:list-item>
                <text:p text:style-name="a747" text:class-names="" text:cond-style-name=""><text:span text:style-name="a746" text:class-names=""><text:s text:c="2"/>font-weight: normal;</text:span></text:p>
              </text:list-item>
            </text:list>
            <text:list text:style-name="a751">
              <text:list-item>
                <text:p text:style-name="a750" text:class-names="" text:cond-style-name=""><text:span text:style-name="a749" text:class-names=""><text:s text:c="2"/>font-family: Arial, Helvetica, sans-serif;</text:span></text:p>
              </text:list-item>
            </text:list>
            <text:list text:style-name="a754">
              <text:list-item>
                <text:p text:style-name="a753" text:class-names="" text:cond-style-name=""><text:span text:style-name="a752" text:class-names="">}</text:span></text:p>
              </text:list-item>
            </text:list>
            <text:list text:style-name="a757">
              <text:list-item>
                <text:p text:style-name="a756" text:class-names="" text:cond-style-name=""><text:span text:style-name="a755" text:class-names=""><text:s text:c="1"/></text:span></text:p>
              </text:list-item>
            </text:list>
            <text:list text:style-name="a760">
              <text:list-item>
                <text:p text:style-name="a759" text:class-names="" text:cond-style-name=""><text:span text:style-name="a758" text:class-names="">h1 { font-size: 2em; }</text:span></text:p>
              </text:list-item>
            </text:list>
            <text:list text:style-name="a763">
              <text:list-item>
                <text:p text:style-name="a762" text:class-names="" text:cond-style-name=""><text:span text:style-name="a761" text:class-names="">h2 { font-size: 1.5em; }</text:span></text:p>
              </text:list-item>
            </text:list>
            <text:list text:style-name="a766">
              <text:list-item>
                <text:p text:style-name="a765" text:class-names="" text:cond-style-name=""><text:span text:style-name="a764" text:class-names="">h3 { font-size: 1.2em; }</text:span></text:p>
              </text:list-item>
            </text:list>
          </draw:text-box>
          <svg:title/>
          <svg:desc/>
        </draw:frame>
        <presentation:notes draw:style-name="a770">
          <draw:page-thumbnail draw:page-number="8" svg:x="1.5in" svg:y="0.83507in" svg:width="5.5in" svg:height="4.125in" presentation:class="page" draw:id="id103" presentation:style-name="a768" draw:name="1 Marcador de imagen de diapositiva">
            <svg:title/>
            <svg:desc/>
          </draw:page-thumbnail>
          <draw:frame draw:id="id104" presentation:style-name="a769" draw:name="2 Marcador de notas" svg:x="0.85in" svg:y="5.2248in" svg:width="6.79961in" svg:height="4.94961in" presentation:class="notes" presentation:placeholder="true">
            <draw:text-box/>
            <svg:title/>
            <svg:desc/>
          </draw:frame>
        </presentation:notes>
      </draw:page>
      <draw:page draw:name="page9" draw:style-name="a771" draw:master-page-name="Master1-Layout7-blank-En-blanco" presentation:presentation-page-layout-name="Master1-PPL7">
        <draw:frame draw:id="id105" presentation:style-name="a774" draw:name="1 Título" svg:x="0.55118in" svg:y="0.32953in" svg:width="9.92087in" svg:height="1.38031in" presentation:class="title" presentation:placeholder="false">
          <draw:text-box>
            <text:p text:style-name="a773" text:class-names="" text:cond-style-name=""><text:span text:style-name="a772" text:class-names="">Selector descendiente</text:span></text:p>
          </draw:text-box>
          <svg:title/>
          <svg:desc/>
        </draw:frame>
        <draw:frame draw:id="id106" presentation:style-name="a796" draw:name="2 Marcador de texto" svg:x="0.55118in" svg:y="1.93465in" svg:width="9.70039in" svg:height="4.79488in" presentation:class="outline" presentation:placeholder="false">
          <draw:text-box>
            <text:list text:style-name="a777">
              <text:list-item>
                <text:p text:style-name="a776" text:class-names="" text:cond-style-name=""><text:span text:style-name="a775" text:class-names="">p span { color: red; }</text:span></text:p>
              </text:list-item>
            </text:list>
            <text:list text:style-name="a780">
              <text:list-item>
                <text:p text:style-name="a779" text:class-names="" text:cond-style-name=""><text:span text:style-name="a778" text:class-names="">Modifica todos los &lt;span&gt; que se encuentren dentro de un &lt;p&gt;</text:span></text:p>
              </text:list-item>
            </text:list>
            <text:list text:style-name="a783">
              <text:list-item>
                <text:p text:style-name="a782" text:class-names="" text:cond-style-name=""><text:span text:style-name="a781" text:class-names="">En general, la regla es:</text:span></text:p>
              </text:list-item>
            </text:list>
            <text:list text:style-name="a786">
              <text:list-item>
                <text:p text:style-name="a785" text:class-names="" text:cond-style-name=""><text:span text:style-name="a784" text:class-names="">selector1 selector2 selector3 ... selectorN { }</text:span></text:p>
              </text:list-item>
            </text:list>
            <text:list text:style-name="a789">
              <text:list-item>
                <text:p text:style-name="a788" text:class-names="" text:cond-style-name=""><text:span text:style-name="a787" text:class-names="">NO CONFUNDIR CON:</text:span></text:p>
              </text:list-item>
            </text:list>
            <text:list text:style-name="a792">
              <text:list-item>
                <text:p text:style-name="a791" text:class-names="" text:cond-style-name=""><text:span text:style-name="a790" text:class-names="">selector1, selector2, ... selectorN { }</text:span></text:p>
              </text:list-item>
            </text:list>
            <text:list text:style-name="a795">
              <text:list-item>
                <text:p text:style-name="a794" text:class-names="" text:cond-style-name=""><text:span text:style-name="a793" text:class-names="">que se usa en combinación de selectores.</text:span></text:p>
              </text:list-item>
            </text:list>
          </draw:text-box>
          <svg:title/>
          <svg:desc/>
        </draw:frame>
        <presentation:notes draw:style-name="a799">
          <draw:page-thumbnail draw:page-number="9" svg:x="1.5in" svg:y="0.83507in" svg:width="5.5in" svg:height="4.125in" presentation:class="page" draw:id="id107" presentation:style-name="a797" draw:name="1 Marcador de imagen de diapositiva">
            <svg:title/>
            <svg:desc/>
          </draw:page-thumbnail>
          <draw:frame draw:id="id108" presentation:style-name="a798" draw:name="2 Marcador de notas" svg:x="0.85in" svg:y="5.2248in" svg:width="6.79961in" svg:height="4.94961in" presentation:class="notes" presentation:placeholder="true">
            <draw:text-box/>
            <svg:title/>
            <svg:desc/>
          </draw:frame>
        </presentation:notes>
      </draw:page>
      <draw:page draw:name="page10" draw:style-name="a800" draw:master-page-name="Master1-Layout7-blank-En-blanco" presentation:presentation-page-layout-name="Master1-PPL7">
        <draw:frame draw:id="id109" presentation:style-name="a803" draw:name="1 Título" svg:x="0.55118in" svg:y="0.32953in" svg:width="9.92087in" svg:height="1.38031in" presentation:class="title" presentation:placeholder="false">
          <draw:text-box>
            <text:p text:style-name="a802" text:class-names="" text:cond-style-name=""><text:span text:style-name="a801" text:class-names="">Selector de clase</text:span></text:p>
          </draw:text-box>
          <svg:title/>
          <svg:desc/>
        </draw:frame>
        <draw:frame draw:id="id110" presentation:style-name="a822" draw:name="2 Marcador de texto" svg:x="0.55118in" svg:y="1.93465in" svg:width="9.70039in" svg:height="4.79488in" presentation:class="outline" presentation:placeholder="false">
          <draw:text-box>
            <text:list text:style-name="a806">
              <text:list-item>
                <text:p text:style-name="a805" text:class-names="" text:cond-style-name=""><text:span text:style-name="a804" text:class-names="">Para especificar un estilo partes que no pueden ser distinguidas con descendentes, usamos clase. El html debe tener la declaración de clase:</text:span></text:p>
              </text:list-item>
            </text:list>
            <text:list text:style-name="a809">
              <text:list-item>
                <text:p text:style-name="a808" text:class-names="" text:cond-style-name=""><text:span text:style-name="a807" text:class-names="">&lt;body&gt;</text:span></text:p>
              </text:list-item>
            </text:list>
            <text:list text:style-name="a812">
              <text:list-item>
                <text:list text:style-name="a812">
                  <text:list-item>
                    <text:p text:style-name="a811" text:class-names="" text:cond-style-name=""><text:span text:style-name="a810" text:class-names=""><text:s text:c="2"/>&lt;p class="destacado"&gt;Queremos que esto se vea diferente&lt;/p&gt;</text:span></text:p>
                  </text:list-item>
                </text:list>
              </text:list-item>
            </text:list>
            <text:list text:style-name="a815">
              <text:list-item>
                <text:list text:style-name="a815">
                  <text:list-item>
                    <text:p text:style-name="a814" text:class-names="" text:cond-style-name=""><text:span text:style-name="a813" text:class-names=""><text:s text:c="2"/>&lt;p&gt;Este párrafo es como todos los demás&lt;/p&gt;</text:span></text:p>
                  </text:list-item>
                </text:list>
              </text:list-item>
            </text:list>
            <text:list text:style-name="a818">
              <text:list-item>
                <text:list text:style-name="a818">
                  <text:list-item>
                    <text:p text:style-name="a817" text:class-names="" text:cond-style-name=""><text:span text:style-name="a816" text:class-names=""><text:s text:c="2"/>&lt;p&gt;Este párrafo es como todos los demás&lt;/p&gt;</text:span></text:p>
                  </text:list-item>
                </text:list>
              </text:list-item>
            </text:list>
            <text:list text:style-name="a821">
              <text:list-item>
                <text:p text:style-name="a820" text:class-names="" text:cond-style-name=""><text:span text:style-name="a819" text:class-names="">&lt;/body&gt;</text:span></text:p>
              </text:list-item>
            </text:list>
          </draw:text-box>
          <svg:title/>
          <svg:desc/>
        </draw:frame>
        <presentation:notes draw:style-name="a825">
          <draw:page-thumbnail draw:page-number="10" svg:x="1.5in" svg:y="0.83507in" svg:width="5.5in" svg:height="4.125in" presentation:class="page" draw:id="id111" presentation:style-name="a823" draw:name="1 Marcador de imagen de diapositiva">
            <svg:title/>
            <svg:desc/>
          </draw:page-thumbnail>
          <draw:frame draw:id="id112" presentation:style-name="a824" draw:name="2 Marcador de notas" svg:x="0.85in" svg:y="5.2248in" svg:width="6.79961in" svg:height="4.94961in" presentation:class="notes" presentation:placeholder="true">
            <draw:text-box/>
            <svg:title/>
            <svg:desc/>
          </draw:frame>
        </presentation:notes>
      </draw:page>
      <draw:page draw:name="page11" draw:style-name="a826" draw:master-page-name="Master1-Layout7-blank-En-blanco" presentation:presentation-page-layout-name="Master1-PPL7">
        <draw:frame draw:id="id113" presentation:style-name="a829" draw:name="1 Título" svg:x="0.55118in" svg:y="0.32953in" svg:width="9.92087in" svg:height="1.38031in" presentation:class="title" presentation:placeholder="false">
          <draw:text-box>
            <text:p text:style-name="a828" text:class-names="" text:cond-style-name=""><text:span text:style-name="a827" text:class-names="">Selector de clase</text:span></text:p>
          </draw:text-box>
          <svg:title/>
          <svg:desc/>
        </draw:frame>
        <draw:frame draw:id="id114" presentation:style-name="a842" draw:name="2 Marcador de texto" svg:x="0.55118in" svg:y="1.93465in" svg:width="9.70039in" svg:height="4.79488in" presentation:class="outline" presentation:placeholder="false">
          <draw:text-box>
            <text:list text:style-name="a832">
              <text:list-item>
                <text:p text:style-name="a831" text:class-names="" text:cond-style-name=""><text:span text:style-name="a830" text:class-names="">En la hoja de estilos debe estar la regla con el selector de clase:</text:span></text:p>
              </text:list-item>
            </text:list>
            <text:list text:style-name="a835">
              <text:list-item>
                <text:p text:style-name="a834" text:class-names="" text:cond-style-name=""><text:span text:style-name="a833" text:class-names=""/></text:p>
              </text:list-item>
            </text:list>
            <text:list text:style-name="a838">
              <text:list-item>
                <text:p text:style-name="a837" text:class-names="" text:cond-style-name=""><text:span text:style-name="a836" text:class-names="">.destacado { color: red; }</text:span></text:p>
              </text:list-item>
            </text:list>
            <text:list text:style-name="a841">
              <text:list-item>
                <text:p text:style-name="a840" text:class-names="" text:cond-style-name=""><text:span text:style-name="a839" text:class-names="">Se usa .nombre-de-la-clase y se aplicará a todas las etiquetas que tengan la declaración de esa clase en su interior.</text:span></text:p>
              </text:list-item>
            </text:list>
          </draw:text-box>
          <svg:title/>
          <svg:desc/>
        </draw:frame>
        <presentation:notes draw:style-name="a845">
          <draw:page-thumbnail draw:page-number="11" svg:x="1.5in" svg:y="0.83507in" svg:width="5.5in" svg:height="4.125in" presentation:class="page" draw:id="id115" presentation:style-name="a843" draw:name="1 Marcador de imagen de diapositiva">
            <svg:title/>
            <svg:desc/>
          </draw:page-thumbnail>
          <draw:frame draw:id="id116" presentation:style-name="a844" draw:name="2 Marcador de notas" svg:x="0.85in" svg:y="5.2248in" svg:width="6.79961in" svg:height="4.94961in" presentation:class="notes" presentation:placeholder="true">
            <draw:text-box/>
            <svg:title/>
            <svg:desc/>
          </draw:frame>
        </presentation:notes>
      </draw:page>
      <draw:page draw:name="page12" draw:style-name="a846" draw:master-page-name="Master1-Layout7-blank-En-blanco" presentation:presentation-page-layout-name="Master1-PPL7">
        <draw:frame draw:id="id117" presentation:style-name="a849" draw:name="1 Título" svg:x="0.55118in" svg:y="0.32953in" svg:width="9.92087in" svg:height="1.38031in" presentation:class="title" presentation:placeholder="false">
          <draw:text-box>
            <text:p text:style-name="a848" text:class-names="" text:cond-style-name=""><text:span text:style-name="a847" text:class-names="">Selectores de ID</text:span></text:p>
          </draw:text-box>
          <svg:title/>
          <svg:desc/>
        </draw:frame>
        <draw:frame draw:id="id118" presentation:style-name="a865" draw:name="2 Marcador de texto" svg:x="0.55118in" svg:y="1.93465in" svg:width="9.70039in" svg:height="4.79488in" presentation:class="outline" presentation:placeholder="false">
          <draw:text-box>
            <text:list text:style-name="a852">
              <text:list-item>
                <text:p text:style-name="a851" text:class-names="" text:cond-style-name=""><text:span text:style-name="a850" text:class-names="">Se usa para aplicar el estilo sólo a una etiqueta, según su id. El html debe tener especificado el id y la hoja de estilos debe tener la regla <text:s text:c="1"/>#nombre-del-id { }</text:span></text:p>
              </text:list-item>
            </text:list>
            <text:list text:style-name="a855">
              <text:list-item>
                <text:p text:style-name="a854" text:class-names="" text:cond-style-name=""><text:span text:style-name="a853" text:class-names="">#destacado { color: red; }</text:span></text:p>
              </text:list-item>
            </text:list>
            <text:list text:style-name="a858">
              <text:list-item>
                <text:p text:style-name="a857" text:class-names="" text:cond-style-name=""><text:span text:style-name="a856" text:class-names="">&lt;p&gt;Primer párrafo&lt;/p&gt;</text:span></text:p>
              </text:list-item>
            </text:list>
            <text:list text:style-name="a861">
              <text:list-item>
                <text:p text:style-name="a860" text:class-names="" text:cond-style-name=""><text:span text:style-name="a859" text:class-names="">&lt;p id="destacado"&gt;Segundo párrafo&lt;/p&gt;</text:span></text:p>
              </text:list-item>
            </text:list>
            <text:list text:style-name="a864">
              <text:list-item>
                <text:p text:style-name="a863" text:class-names="" text:cond-style-name=""><text:span text:style-name="a862" text:class-names="">&lt;p&gt;Tercer párrafo&lt;/p&gt;</text:span></text:p>
              </text:list-item>
            </text:list>
          </draw:text-box>
          <svg:title/>
          <svg:desc/>
        </draw:frame>
        <presentation:notes draw:style-name="a868">
          <draw:page-thumbnail draw:page-number="12" svg:x="1.5in" svg:y="0.83507in" svg:width="5.5in" svg:height="4.125in" presentation:class="page" draw:id="id119" presentation:style-name="a866" draw:name="1 Marcador de imagen de diapositiva">
            <svg:title/>
            <svg:desc/>
          </draw:page-thumbnail>
          <draw:frame draw:id="id120" presentation:style-name="a867" draw:name="2 Marcador de notas" svg:x="0.85in" svg:y="5.2248in" svg:width="6.79961in" svg:height="4.94961in" presentation:class="notes" presentation:placeholder="true">
            <draw:text-box/>
            <svg:title/>
            <svg:desc/>
          </draw:frame>
        </presentation:notes>
      </draw:page>
      <draw:page draw:name="page13" draw:style-name="a869" draw:master-page-name="Master1-Layout7-blank-En-blanco" presentation:presentation-page-layout-name="Master1-PPL7">
        <draw:frame draw:id="id121" presentation:style-name="a872" draw:name="1 Título" svg:x="0.55118in" svg:y="0.32953in" svg:width="9.92087in" svg:height="1.38031in" presentation:class="title" presentation:placeholder="false">
          <draw:text-box>
            <text:p text:style-name="a871" text:class-names="" text:cond-style-name=""><text:span text:style-name="a870" text:class-names="">Selector de hijos</text:span></text:p>
          </draw:text-box>
          <svg:title/>
          <svg:desc/>
        </draw:frame>
        <draw:frame draw:id="id122" presentation:style-name="a890" draw:name="2 Marcador de texto" svg:x="0.55118in" svg:y="1.93465in" svg:width="9.70039in" svg:height="4.79488in" presentation:class="outline" presentation:placeholder="false">
          <draw:text-box>
            <text:list text:style-name="a877">
              <text:list-item>
                <text:p text:style-name="a876" text:class-names="" text:cond-style-name=""><text:span text:style-name="a873" text:class-names="">Se utiliza para seleccionar un elemento que es<text:s text:c="1"/></text:span><text:span text:style-name="a874" text:class-names="">hijo directo</text:span><text:span text:style-name="a875" text:class-names=""><text:s text:c="1"/>de otro elemento y se indica mediante el "signo de mayor que" (&gt;):</text:span></text:p>
              </text:list-item>
            </text:list>
            <text:list text:style-name="a880">
              <text:list-item>
                <text:p text:style-name="a879" text:class-names="" text:cond-style-name=""><text:span text:style-name="a878" text:class-names="">p &gt; span { color: blue; }</text:span></text:p>
              </text:list-item>
            </text:list>
            <text:list text:style-name="a883">
              <text:list-item>
                <text:p text:style-name="a882" text:class-names="" text:cond-style-name=""><text:span text:style-name="a881" text:class-names="">&lt;p&gt;&lt;span&gt;Texto1&lt;/span&gt;&lt;/p&gt;</text:span></text:p>
              </text:list-item>
            </text:list>
            <text:list text:style-name="a886">
              <text:list-item>
                <text:p text:style-name="a885" text:class-names="" text:cond-style-name=""><text:span text:style-name="a884" text:class-names="">&lt;p&gt;&lt;a href="#"&gt;&lt;span&gt;Texto2&lt;/span&gt;&lt;/a&gt;&lt;/p&gt;</text:span></text:p>
              </text:list-item>
            </text:list>
            <text:list text:style-name="a889">
              <text:list-item>
                <text:p text:style-name="a888" text:class-names="" text:cond-style-name=""><text:span text:style-name="a887" text:class-names="">RECORDAR: El selector descendente se aplica a todos los (en este caso) &lt;a&gt; que estén dentro de un &lt;p&gt;, en cambio el de hijos, sólo a los que son hijos directos.</text:span></text:p>
              </text:list-item>
            </text:list>
          </draw:text-box>
          <svg:title/>
          <svg:desc/>
        </draw:frame>
        <presentation:notes draw:style-name="a893">
          <draw:page-thumbnail draw:page-number="13" svg:x="1.5in" svg:y="0.83507in" svg:width="5.5in" svg:height="4.125in" presentation:class="page" draw:id="id123" presentation:style-name="a891" draw:name="1 Marcador de imagen de diapositiva">
            <svg:title/>
            <svg:desc/>
          </draw:page-thumbnail>
          <draw:frame draw:id="id124" presentation:style-name="a892" draw:name="2 Marcador de notas" svg:x="0.85in" svg:y="5.2248in" svg:width="6.79961in" svg:height="4.94961in" presentation:class="notes" presentation:placeholder="true">
            <draw:text-box/>
            <svg:title/>
            <svg:desc/>
          </draw:frame>
        </presentation:notes>
      </draw:page>
      <draw:page draw:name="page14" draw:style-name="a894" draw:master-page-name="Master1-Layout7-blank-En-blanco" presentation:presentation-page-layout-name="Master1-PPL7">
        <draw:frame draw:id="id125" presentation:style-name="a897" draw:name="1 Título" svg:x="0.55118in" svg:y="0.32953in" svg:width="9.92087in" svg:height="1.38031in" presentation:class="title" presentation:placeholder="false">
          <draw:text-box>
            <text:p text:style-name="a896" text:class-names="" text:cond-style-name=""><text:span text:style-name="a895" text:class-names="">Selector adyacente</text:span></text:p>
          </draw:text-box>
          <svg:title/>
          <svg:desc/>
        </draw:frame>
        <draw:frame draw:id="id126" presentation:style-name="a910" draw:name="2 Marcador de texto" svg:x="0.55118in" svg:y="1.93465in" svg:width="9.70039in" svg:height="4.79488in" presentation:class="outline" presentation:placeholder="false">
          <draw:text-box>
            <text:list text:style-name="a900">
              <text:list-item>
                <text:p text:style-name="a899" text:class-names="" text:cond-style-name=""><text:span text:style-name="a898" text:class-names="">elemento1 + elemento2 { ... }</text:span></text:p>
              </text:list-item>
            </text:list>
            <text:list text:style-name="a903">
              <text:list-item>
                <text:p text:style-name="a902" text:class-names="" text:cond-style-name=""><text:span text:style-name="a901" text:class-names="">Selecciona todos los elementos de tipo elemento2 que cumplan las dos siguientes condiciones:</text:span></text:p>
              </text:list-item>
            </text:list>
            <text:list text:style-name="a906">
              <text:list-item>
                <text:list text:style-name="a906">
                  <text:list-item>
                    <text:p text:style-name="a905" text:class-names="" text:cond-style-name=""><text:span text:style-name="a904" text:class-names="">elemento1 y elemento2 deben ser hermanos, por lo que su elemento padre debe ser el mismo.</text:span></text:p>
                  </text:list-item>
                </text:list>
              </text:list-item>
            </text:list>
            <text:list text:style-name="a909">
              <text:list-item>
                <text:list text:style-name="a909">
                  <text:list-item>
                    <text:p text:style-name="a908" text:class-names="" text:cond-style-name=""><text:span text:style-name="a907" text:class-names="">elemento2 debe aparecer inmediatamente después de elemento1 en el código HTML de la página.</text:span></text:p>
                  </text:list-item>
                </text:list>
              </text:list-item>
            </text:list>
          </draw:text-box>
          <svg:title/>
          <svg:desc/>
        </draw:frame>
        <presentation:notes draw:style-name="a913">
          <draw:page-thumbnail draw:page-number="14" svg:x="1.5in" svg:y="0.83507in" svg:width="5.5in" svg:height="4.125in" presentation:class="page" draw:id="id127" presentation:style-name="a911" draw:name="1 Marcador de imagen de diapositiva">
            <svg:title/>
            <svg:desc/>
          </draw:page-thumbnail>
          <draw:frame draw:id="id128" presentation:style-name="a912" draw:name="2 Marcador de notas" svg:x="0.85in" svg:y="5.2248in" svg:width="6.79961in" svg:height="4.94961in" presentation:class="notes" presentation:placeholder="true">
            <draw:text-box/>
            <svg:title/>
            <svg:desc/>
          </draw:frame>
        </presentation:notes>
      </draw:page>
      <draw:page draw:name="page15" draw:style-name="a914" draw:master-page-name="Master1-Layout7-blank-En-blanco" presentation:presentation-page-layout-name="Master1-PPL7">
        <draw:frame draw:id="id129" presentation:style-name="a917" draw:name="1 Título" svg:x="0.55118in" svg:y="0.32953in" svg:width="9.92087in" svg:height="1.38031in" presentation:class="title" presentation:placeholder="false">
          <draw:text-box>
            <text:p text:style-name="a916" text:class-names="" text:cond-style-name=""><text:span text:style-name="a915" text:class-names="">Selector de atributos</text:span></text:p>
          </draw:text-box>
          <svg:title/>
          <svg:desc/>
        </draw:frame>
        <draw:frame draw:id="id130" presentation:style-name="a933" draw:name="2 Marcador de texto" svg:x="0.55118in" svg:y="1.93465in" svg:width="9.70039in" svg:height="4.79488in" presentation:class="outline" presentation:placeholder="false">
          <draw:text-box>
            <text:list text:style-name="a920">
              <text:list-item>
                <text:p text:style-name="a919" text:class-names="" text:cond-style-name=""><text:span text:style-name="a918" text:class-names="">Permiten seleccionar elementos HTML en función de sus atributos y/o valores de esos atributos. Los cuatro tipos de selectores de atributos son:</text:span></text:p>
              </text:list-item>
            </text:list>
            <text:list text:style-name="a923">
              <text:list-item>
                <text:p text:style-name="a922" text:class-names="" text:cond-style-name=""><text:span text:style-name="a921" text:class-names=""><text:s text:c="4"/>[nombre_atributo], selecciona los elementos que tienen establecido el atributo llamado nombre_atributo, independientemente de su valor.</text:span></text:p>
              </text:list-item>
            </text:list>
            <text:list text:style-name="a926">
              <text:list-item>
                <text:p text:style-name="a925" text:class-names="" text:cond-style-name=""><text:span text:style-name="a924" text:class-names=""><text:s text:c="4"/>[nombre_atributo=valor], selecciona los elementos que tienen establecido un atributo llamado nombre_atributo con un valor igual a valor.</text:span></text:p>
              </text:list-item>
            </text:list>
            <text:list text:style-name="a929">
              <text:list-item>
                <text:p text:style-name="a928" text:class-names="" text:cond-style-name=""><text:span text:style-name="a927" text:class-names=""><text:s text:c="4"/>[nombre_atributo~=valor], selecciona los elementos que tienen establecido un atributo llamado nombre_atributo y al menos uno de los valores del atributo es valor.</text:span></text:p>
              </text:list-item>
            </text:list>
            <text:list text:style-name="a932">
              <text:list-item>
                <text:p text:style-name="a931" text:class-names="" text:cond-style-name=""><text:span text:style-name="a930" text:class-names=""><text:s text:c="4"/>[nombre_atributo|=valor], selecciona los elementos que tienen establecido un atributo llamado nombre_atributo y cuyo valor es una serie de palabras separadas con guiones, pero que comienza con valor. Este tipo de selector sólo es útil para los atributos de tipo lang que indican el idioma del contenido del elemento.</text:span></text:p>
              </text:list-item>
            </text:list>
          </draw:text-box>
          <svg:title/>
          <svg:desc/>
        </draw:frame>
        <presentation:notes draw:style-name="a936">
          <draw:page-thumbnail draw:page-number="15" svg:x="1.5in" svg:y="0.83507in" svg:width="5.5in" svg:height="4.125in" presentation:class="page" draw:id="id131" presentation:style-name="a934" draw:name="1 Marcador de imagen de diapositiva">
            <svg:title/>
            <svg:desc/>
          </draw:page-thumbnail>
          <draw:frame draw:id="id132" presentation:style-name="a935" draw:name="2 Marcador de notas" svg:x="0.85in" svg:y="5.2248in" svg:width="6.79961in" svg:height="4.94961in" presentation:class="notes" presentation:placeholder="true">
            <draw:text-box/>
            <svg:title/>
            <svg:desc/>
          </draw:frame>
        </presentation:notes>
      </draw:page>
      <draw:page draw:name="page16" draw:style-name="a937" draw:master-page-name="Master1-Layout7-blank-En-blanco" presentation:presentation-page-layout-name="Master1-PPL7">
        <draw:frame draw:id="id133" presentation:style-name="a940" draw:name="1 Título" svg:x="0.55118in" svg:y="0.32953in" svg:width="9.92087in" svg:height="1.38031in" presentation:class="title" presentation:placeholder="false">
          <draw:text-box>
            <text:p text:style-name="a939" text:class-names="" text:cond-style-name=""><text:span text:style-name="a938" text:class-names="">Selector de atributos</text:span></text:p>
          </draw:text-box>
          <svg:title/>
          <svg:desc/>
        </draw:frame>
        <draw:frame draw:id="id134" presentation:style-name="a956" draw:name="2 Marcador de texto" svg:x="0.55118in" svg:y="1.93465in" svg:width="9.70039in" svg:height="4.79488in" presentation:class="outline" presentation:placeholder="false">
          <draw:text-box>
            <text:list text:style-name="a943">
              <text:list-item>
                <text:p text:style-name="a942" text:class-names="" text:cond-style-name=""><text:span text:style-name="a941" text:class-names="">/* Se muestran de color azul todos los enlaces que tengan <text:s text:c="3"/>un atributo "class", independientemente de su valor */</text:span></text:p>
              </text:list-item>
            </text:list>
            <text:list text:style-name="a946">
              <text:list-item>
                <text:p text:style-name="a945" text:class-names="" text:cond-style-name=""><text:span text:style-name="a944" text:class-names="">a[class] { color: blue; }</text:span></text:p>
              </text:list-item>
            </text:list>
            <text:list text:style-name="a949">
              <text:list-item>
                <text:p text:style-name="a948" text:class-names="" text:cond-style-name=""><text:span text:style-name="a947" text:class-names="">/* Se muestran de color azul todos los enlaces que tengan</text:span></text:p>
              </text:list-item>
            </text:list>
            <text:list text:style-name="a952">
              <text:list-item>
                <text:p text:style-name="a951" text:class-names="" text:cond-style-name=""><text:span text:style-name="a950" text:class-names=""><text:s text:c="3"/>un atributo "class" con el valor "externo" */</text:span></text:p>
              </text:list-item>
            </text:list>
            <text:list text:style-name="a955">
              <text:list-item>
                <text:p text:style-name="a954" text:class-names="" text:cond-style-name=""><text:span text:style-name="a953" text:class-names="">a[class="externo"] { color: blue; }</text:span></text:p>
              </text:list-item>
            </text:list>
          </draw:text-box>
          <svg:title/>
          <svg:desc/>
        </draw:frame>
        <presentation:notes draw:style-name="a959">
          <draw:page-thumbnail draw:page-number="16" svg:x="1.5in" svg:y="0.83507in" svg:width="5.5in" svg:height="4.125in" presentation:class="page" draw:id="id135" presentation:style-name="a957" draw:name="1 Marcador de imagen de diapositiva">
            <svg:title/>
            <svg:desc/>
          </draw:page-thumbnail>
          <draw:frame draw:id="id136" presentation:style-name="a958" draw:name="2 Marcador de notas" svg:x="0.85in" svg:y="5.2248in" svg:width="6.79961in" svg:height="4.94961in" presentation:class="notes" presentation:placeholder="true">
            <draw:text-box/>
            <svg:title/>
            <svg:desc/>
          </draw:frame>
        </presentation:notes>
      </draw:page>
      <draw:page draw:name="page17" draw:style-name="a960" draw:master-page-name="Master1-Layout7-blank-En-blanco" presentation:presentation-page-layout-name="Master1-PPL7">
        <draw:frame draw:id="id137" presentation:style-name="a965" draw:name="1 Título" svg:x="0.55118in" svg:y="0.32953in" svg:width="9.92087in" svg:height="1.38031in" presentation:class="title" presentation:placeholder="false">
          <draw:text-box>
            <text:list text:style-name="a964">
              <text:list-item>
                <text:p text:style-name="a963" text:class-names="" text:cond-style-name=""><text:span text:style-name="a961" text:class-names="">Selector de atributos</text:span><text:span text:style-name="a962" text:class-names=""/></text:p>
              </text:list-item>
            </text:list>
          </draw:text-box>
          <svg:title/>
          <svg:desc/>
        </draw:frame>
        <draw:frame draw:id="id138" presentation:style-name="a984" draw:name="2 Marcador de texto" svg:x="0.55118in" svg:y="1.93465in" svg:width="9.70039in" svg:height="4.79488in" presentation:class="outline" presentation:placeholder="false">
          <draw:text-box>
            <text:list text:style-name="a968">
              <text:list-item>
                <text:p text:style-name="a967" text:class-names="" text:cond-style-name=""><text:span text:style-name="a966" text:class-names="">/* Se muestran de color azul todos los enlaces que tengan</text:span></text:p>
              </text:list-item>
            </text:list>
            <text:list text:style-name="a973">
              <text:list-item>
                <text:p text:style-name="a972" text:class-names="" text:cond-style-name=""><text:span text:style-name="a969" text:class-names=""><text:s text:c="3"/>un atributo "</text:span><text:span text:style-name="a970" text:class-names="">class</text:span><text:span text:style-name="a971" text:class-names="">" en el que al menos uno de sus valores</text:span></text:p>
              </text:list-item>
            </text:list>
            <text:list text:style-name="a976">
              <text:list-item>
                <text:p text:style-name="a975" text:class-names="" text:cond-style-name=""><text:span text:style-name="a974" text:class-names=""><text:s text:c="3"/>sea "externo" */</text:span></text:p>
              </text:list-item>
            </text:list>
            <text:list text:style-name="a983">
              <text:list-item>
                <text:p text:style-name="a982" text:class-names="" text:cond-style-name=""><text:span text:style-name="a977" text:class-names="">a[</text:span><text:span text:style-name="a978" text:class-names="">class</text:span><text:span text:style-name="a979" text:class-names="">~="externo"] { color:<text:s text:c="1"/></text:span><text:span text:style-name="a980" text:class-names="">blue</text:span><text:span text:style-name="a981" text:class-names="">; }</text:span></text:p>
              </text:list-item>
            </text:list>
          </draw:text-box>
          <svg:title/>
          <svg:desc/>
        </draw:frame>
        <presentation:notes draw:style-name="a987">
          <draw:page-thumbnail draw:page-number="17" svg:x="1.5in" svg:y="0.83507in" svg:width="5.5in" svg:height="4.125in" presentation:class="page" draw:id="id139" presentation:style-name="a985" draw:name="1 Marcador de imagen de diapositiva">
            <svg:title/>
            <svg:desc/>
          </draw:page-thumbnail>
          <draw:frame draw:id="id140" presentation:style-name="a986" draw:name="2 Marcador de notas"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0.82639in" svg:y="2.56771in" svg:width="9.37153in" svg:height="1.77257in"/>
      <presentation:placeholder presentation:object="subtitle" svg:x="1.65451in" svg:y="4.68403in" svg:width="7.71701in" svg:height="2.1128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ítulo y objetos">
      <presentation:placeholder presentation:object="title" svg:x="0.55118in" svg:y="0.32953in" svg:width="9.92087in" svg:height="1.38031in"/>
      <presentation:placeholder presentation:object="object" svg:x="0.55118in" svg:y="1.93465in" svg:width="9.70039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Encabezado de sección">
      <presentation:placeholder presentation:object="title" svg:x="0.87153in" svg:y="5.3125in" svg:width="9.36979in" svg:height="1.64236in"/>
      <presentation:placeholder presentation:object="outline" svg:x="0.87153in" svg:y="3.50347in" svg:width="9.36979in" svg:height="1.8090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Dos objetos">
      <presentation:placeholder presentation:object="title" svg:x="0.55118in" svg:y="0.32953in" svg:width="9.92087in" svg:height="1.38031in"/>
      <presentation:placeholder presentation:object="object" svg:x="0.55035in" svg:y="1.93403in" svg:width="4.76736in" svg:height="4.79514in"/>
      <presentation:placeholder presentation:object="object" svg:x="5.48438in" svg:y="1.93403in" svg:width="4.76736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ación">
      <presentation:placeholder presentation:object="title" svg:x="0.55208in" svg:y="0.3316in" svg:width="9.92188in" svg:height="1.37674in"/>
      <presentation:placeholder presentation:object="outline" svg:x="0.55208in" svg:y="1.85069in" svg:width="4.86979in" svg:height="0.77083in"/>
      <presentation:placeholder presentation:object="object" svg:x="0.55208in" svg:y="2.62153in" svg:width="4.86979in" svg:height="4.76389in"/>
      <presentation:placeholder presentation:object="outline" svg:x="5.60069in" svg:y="1.85069in" svg:width="4.87326in" svg:height="0.77083in"/>
      <presentation:placeholder presentation:object="object" svg:x="5.60069in" svg:y="2.62153in" svg:width="4.87326in" svg:height="4.7638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Sólo el título">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En blanco">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ido con título">
      <presentation:placeholder presentation:object="title" svg:x="0.55208in" svg:y="0.32986in" svg:width="3.62674in" svg:height="1.39931in"/>
      <presentation:placeholder presentation:object="object" svg:x="4.31076in" svg:y="0.32986in" svg:width="6.16319in" svg:height="7.05556in"/>
      <presentation:placeholder presentation:object="outline" svg:x="0.55208in" svg:y="1.72917in" svg:width="3.62674in" svg:height="5.6562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Imagen con título">
      <presentation:placeholder presentation:object="title" svg:x="2.16146in" svg:y="5.78646in" svg:width="6.61458in" svg:height="0.68403in"/>
      <presentation:placeholder presentation:object="graphic" svg:x="2.16146in" svg:y="0.73785in" svg:width="6.61458in" svg:height="4.96181in"/>
      <presentation:placeholder presentation:object="outline" svg:x="2.16146in" svg:y="6.47049in" svg:width="6.61458in" svg:height="0.9704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ítulo y texto vertical">
      <presentation:placeholder presentation:object="title" svg:x="0.55118in" svg:y="0.32953in" svg:width="9.92087in" svg:height="1.38031in"/>
      <presentation:placeholder presentation:object="outline" svg:x="0.55118in" svg:y="1.93465in" svg:width="9.70039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Título vertical y texto">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4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draw:fill="none" draw:stroke="non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draw:fill="none" draw:stroke="non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0">
      <style:graphic-properties draw:fill="none" draw:stroke="non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2">
      <style:graphic-properties draw:fill="none" draw:stroke="non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draw:fill="none" draw:stroke="non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text-transform="uppercase" fo:color="#000000" style:text-line-through-type="none" style:text-line-through-style="none" style:text-line-through-width="auto" style:text-line-through-color="font-color" style:text-position="0% 100%" fo:font-family="Liberation Sans" style:font-family-generic="roman"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text-transform="uppercase" fo:color="#000000" style:text-line-through-type="none" style:text-line-through-style="none" style:text-line-through-width="auto" style:text-line-through-color="font-color" style:text-position="0% 100%" fo:font-family="Liberation Sans" style:font-family-generic="roman"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draw:fill="none" draw:stroke="none"/>
    </style:style>
    <style:style style:family="paragraph" style:name="a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250">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8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47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draw:fill="none" draw:stroke="non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0">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7">
      <style:graphic-properties draw:fill="none" draw:stroke="non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style:tab-stop-distance="1in" fo:margin-left="1.41732in" fo:margin-right="0in" fo:text-indent="-0.31496in" fo:margin-top="0in" fo:margin-bottom="0.1180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1.88976in" fo:margin-right="0in" fo:text-indent="-0.23622in" fo:margin-top="0in" fo:margin-bottom="0.0784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style:tab-stop-distance="1in" fo:margin-left="2.3622in" fo:margin-right="0in" fo:text-indent="-0.23622in" fo:margin-top="0in" fo:margin-bottom="0.0395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draw:fill="none"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47244in" fo:margin-right="0in" fo:text-indent="-0.35433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94488in" fo:margin-right="0in" fo:text-indent="-0.35433in" fo:margin-top="0in" fo:margin-bottom="0.1576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Liberation Sans" style:font-family-asian="WenQuanYi Micro Hei" style:font-family-complex="Lohit Hindi" style:font-family-generic="roman" style:font-pitch="variable" style:font-pitch-asian="variable" style:font-pitch-complex="variabl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draw:fill="none" draw:stroke="non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draw:fill="none" draw:stroke="none"/>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9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0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38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3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38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9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38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3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7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7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5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78">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8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5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48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53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83">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57">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48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53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1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86">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48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53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89">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8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7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81">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0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6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85">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64">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49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54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93">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1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9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0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7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7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0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52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office:automatic-styles>
  <office:master-styles>
    <draw:layer-set>
      <draw:layer draw:name="Master1-bg" draw:protected="true"/>
    </draw:layer-set>
    <style:master-page style:name="Master1-Predeterminado" style:page-layout-name="pageLayout1" draw:style-name="a0">
      <draw:frame draw:id="id0" presentation:style-name="a4" draw:name="1 Marcador de título" svg:x="0.55118in" svg:y="0.32953in" svg:width="9.92087in" svg:height="1.38031in" presentation:class="title" presentation:placeholder="false">
        <draw:text-box>
          <text:list text:style-name="a3">
            <text:list-item>
              <text:p text:style-name="a2" text:class-names="" text:cond-style-name=""><text:span text:style-name="a1" text:class-names=""/></text:p>
            </text:list-item>
          </text:list>
        </draw:text-box>
        <svg:title/>
        <svg:desc/>
      </draw:frame>
      <draw:frame draw:id="id1" presentation:style-name="a21" draw:name="2 Marcador de texto" svg:x="0.55118in" svg:y="1.93465in" svg:width="9.70039in" svg:height="4.79488in" presentation:class="outline" presentation:placeholder="false">
        <draw:text-box>
          <text:list text:style-name="a7">
            <text:list-item>
              <text:p text:style-name="a6" text:class-names="" text:cond-style-name=""><text:span text:style-name="a5" text:class-names="">Haga clic para modificar el estilo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title/>
        <svg:desc/>
      </draw:frame>
      <draw:frame draw:id="id2" presentation:style-name="a24" draw:name="3 Marcador de fecha" svg:x="0.55118in" svg:y="7.53189in" svg:width="2.56811in" svg:height="0.57008in" presentation:class="date-time" presentation:placeholder="false">
        <draw:text-box>
          <text:p text:style-name="a23" text:class-names="" text:cond-style-name=""><text:span text:style-name="a22" text:class-names=""/></text:p>
        </draw:text-box>
        <svg:title/>
        <svg:desc/>
      </draw:frame>
      <draw:frame draw:id="id3" presentation:style-name="a27" draw:name="4 Marcador de pie de página" svg:x="3.77008in" svg:y="7.53189in" svg:width="3.49409in" svg:height="0.57008in" presentation:class="footer" presentation:placeholder="false">
        <draw:text-box>
          <text:p text:style-name="a26" text:class-names="" text:cond-style-name=""><text:span text:style-name="a25" text:class-names=""/></text:p>
        </draw:text-box>
        <svg:title/>
        <svg:desc/>
      </draw:frame>
      <draw:frame draw:id="id4" presentation:style-name="a30" draw:name="5 Marcador de número de diapositiva" svg:x="7.90394in" svg:y="7.53189in" svg:width="2.56811in" svg:height="0.57008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47">
        <draw:page-thumbnail svg:x="1.5in" svg:y="0.83583in" svg:width="5.49921in" svg:height="4.12441in" presentation:class="page" draw:id="id5" presentation:style-name="a31" draw:name="1 Marcador de imagen de diapositiva">
          <svg:title/>
          <svg:desc/>
        </draw:page-thumbnail>
        <draw:frame draw:id="id6" presentation:style-name="a34" draw:name="2 Marcador de notas" svg:x="0.85in" svg:y="5.2248in" svg:width="6.79961in" svg:height="4.94961in" presentation:class="notes" presentation:placeholder="false">
          <draw:text-box>
            <text:p text:style-name="a33" text:class-names="" text:cond-style-name=""><text:span text:style-name="a32" text:class-names=""/></text:p>
          </draw:text-box>
          <svg:title/>
          <svg:desc/>
        </draw:frame>
        <draw:frame draw:id="id7" presentation:style-name="a37" draw:name="3 Marcador de encabezado" svg:x="0in" svg:y="0in" svg:width="3.68858in" svg:height="0.54961in" presentation:class="header" presentation:placeholder="false">
          <draw:text-box>
            <text:p text:style-name="a36" text:class-names="" text:cond-style-name=""><text:span text:style-name="a35" text:class-names=""/></text:p>
          </draw:text-box>
          <svg:title/>
          <svg:desc/>
        </draw:frame>
        <draw:frame draw:id="id8" presentation:style-name="a40" draw:name="4 Marcador de fecha" svg:x="4.81102in" svg:y="0in" svg:width="3.68858in" svg:height="0.54961in" presentation:class="date-time" presentation:placeholder="false">
          <draw:text-box>
            <text:p text:style-name="a39" text:class-names="" text:cond-style-name=""><text:span text:style-name="a38" text:class-names=""/></text:p>
          </draw:text-box>
          <svg:title/>
          <svg:desc/>
        </draw:frame>
        <draw:frame draw:id="id9" presentation:style-name="a43" draw:name="5 Marcador de pie de página" svg:x="0in" svg:y="10.45in" svg:width="3.68858in" svg:height="0.54961in" presentation:class="footer" presentation:placeholder="false">
          <draw:text-box>
            <text:p text:style-name="a42" text:class-names="" text:cond-style-name=""><text:span text:style-name="a41" text:class-names=""/></text:p>
          </draw:text-box>
          <svg:title/>
          <svg:desc/>
        </draw:frame>
        <draw:frame draw:id="id10" presentation:style-name="a46" draw:name="6 Marcador de número de diapositiva" svg:x="4.81102in" svg:y="10.45in" svg:width="3.68858in" svg:height="0.54961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Diapositiva-de-título" style:page-layout-name="pageLayout1" draw:style-name="a48">
      <draw:frame draw:id="id11" presentation:style-name="a53" draw:name="1 Título" svg:x="0.82639in" svg:y="2.56771in" svg:width="9.37153in" svg:height="1.77257in" presentation:class="title" presentation:placeholder="false">
        <draw:text-box>
          <text:list text:style-name="a52">
            <text:list-item>
              <text:p text:style-name="a51" text:class-names="" text:cond-style-name=""><text:span text:style-name="a49" text:class-names="">Haga clic para modificar el estilo de título del patrón</text:span><text:span text:style-name="a50" text:class-names=""/></text:p>
            </text:list-item>
          </text:list>
        </draw:text-box>
        <svg:title/>
        <svg:desc/>
      </draw:frame>
      <draw:frame draw:id="id12" presentation:style-name="a57" draw:name="2 Subtítulo" svg:x="1.65451in" svg:y="4.68403in" svg:width="7.71701in" svg:height="2.11285in" presentation:class="subtitle" presentation:placeholder="false">
        <draw:text-box>
          <text:p text:style-name="a56" text:class-names="" text:cond-style-name=""><text:span text:style-name="a54" text:class-names="">Haga clic para modificar el estilo de subtítulo del patrón</text:span><text:span text:style-name="a55" text:class-names=""/></text:p>
        </draw:text-box>
        <svg:title/>
        <svg:desc/>
      </draw:frame>
      <draw:frame draw:id="id13" presentation:style-name="a60" draw:name="3 Marcador de fecha" svg:x="0.55118in" svg:y="7.53189in" svg:width="2.56811in" svg:height="0.57008in" presentation:class="date-time" presentation:placeholder="false">
        <draw:text-box>
          <text:p text:style-name="a59" text:class-names="" text:cond-style-name=""><text:span text:style-name="a58" text:class-names=""/></text:p>
        </draw:text-box>
        <svg:title/>
        <svg:desc/>
      </draw:frame>
      <draw:frame draw:id="id14" presentation:style-name="a63" draw:name="4 Marcador de pie de página" svg:x="3.77008in" svg:y="7.53189in" svg:width="3.49409in" svg:height="0.57008in" presentation:class="footer" presentation:placeholder="false">
        <draw:text-box>
          <text:p text:style-name="a62" text:class-names="" text:cond-style-name=""><text:span text:style-name="a61" text:class-names=""/></text:p>
        </draw:text-box>
        <svg:title/>
        <svg:desc/>
      </draw:frame>
      <draw:frame draw:id="id15" presentation:style-name="a67" draw:name="5 Marcador de número de diapositiva" svg:x="7.90394in" svg:y="7.53189in" svg:width="2.56811in" svg:height="0.57008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1.5in" svg:y="0.83583in" svg:width="5.49921in" svg:height="4.12441in" presentation:class="page" draw:id="id5" presentation:style-name="a68" draw:name="1 Marcador de imagen de diapositiva">
          <svg:title/>
          <svg:desc/>
        </draw:page-thumbnail>
        <draw:frame draw:id="id6" presentation:style-name="a71" draw:name="2 Marcador de notas" svg:x="0.85in" svg:y="5.2248in" svg:width="6.79961in" svg:height="4.94961in" presentation:class="notes" presentation:placeholder="false">
          <draw:text-box>
            <text:p text:style-name="a70" text:class-names="" text:cond-style-name=""><text:span text:style-name="a69" text:class-names=""/></text:p>
          </draw:text-box>
          <svg:title/>
          <svg:desc/>
        </draw:frame>
        <draw:frame draw:id="id7" presentation:style-name="a74" draw:name="3 Marcador de encabezado" svg:x="0in" svg:y="0in" svg:width="3.68858in" svg:height="0.54961in" presentation:class="header" presentation:placeholder="false">
          <draw:text-box>
            <text:p text:style-name="a73" text:class-names="" text:cond-style-name=""><text:span text:style-name="a72" text:class-names=""/></text:p>
          </draw:text-box>
          <svg:title/>
          <svg:desc/>
        </draw:frame>
        <draw:frame draw:id="id8" presentation:style-name="a77" draw:name="4 Marcador de fecha" svg:x="4.81102in" svg:y="0in" svg:width="3.68858in" svg:height="0.54961in" presentation:class="date-time" presentation:placeholder="false">
          <draw:text-box>
            <text:p text:style-name="a76" text:class-names="" text:cond-style-name=""><text:span text:style-name="a75" text:class-names=""/></text:p>
          </draw:text-box>
          <svg:title/>
          <svg:desc/>
        </draw:frame>
        <draw:frame draw:id="id9" presentation:style-name="a80" draw:name="5 Marcador de pie de página" svg:x="0in" svg:y="10.45in" svg:width="3.68858in" svg:height="0.54961in" presentation:class="footer" presentation:placeholder="false">
          <draw:text-box>
            <text:p text:style-name="a79" text:class-names="" text:cond-style-name=""><text:span text:style-name="a78" text:class-names=""/></text:p>
          </draw:text-box>
          <svg:title/>
          <svg:desc/>
        </draw:frame>
        <draw:frame draw:id="id10" presentation:style-name="a83" draw:name="6 Marcador de número de diapositiva" svg:x="4.81102in" svg:y="10.45in" svg:width="3.68858in" svg:height="0.54961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ítulo-y-objetos" style:page-layout-name="pageLayout1" draw:style-name="a85">
      <draw:frame draw:id="id16" presentation:style-name="a90" draw:name="1 Título" svg:x="0.55118in" svg:y="0.32953in" svg:width="9.92087in" svg:height="1.38031in" presentation:class="title" presentation:placeholder="false">
        <draw:text-box>
          <text:list text:style-name="a89">
            <text:list-item>
              <text:p text:style-name="a88" text:class-names="" text:cond-style-name=""><text:span text:style-name="a86" text:class-names="">Haga clic para modificar el estilo de título del patrón</text:span><text:span text:style-name="a87" text:class-names=""/></text:p>
            </text:list-item>
          </text:list>
        </draw:text-box>
        <svg:title/>
        <svg:desc/>
      </draw:frame>
      <draw:frame draw:id="id17" presentation:style-name="a107" draw:name="2 Marcador de contenido" svg:x="0.55118in" svg:y="1.93465in" svg:width="9.70039in" svg:height="4.79488in" presentation:class="object" presentation:placeholder="false">
        <draw:text-box>
          <text:list text:style-name="a93">
            <text:list-item>
              <text:p text:style-name="a92" text:class-names="" text:cond-style-name=""><text:span text:style-name="a91" text:class-names="">Haga clic para modificar el estilo de texto del patrón</text:span></text:p>
            </text:list-item>
          </text:list>
          <text:list text:style-name="a96">
            <text:list-item>
              <text:list text:style-name="a96">
                <text:list-item>
                  <text:p text:style-name="a95" text:class-names="" text:cond-style-name=""><text:span text:style-name="a94" text:class-names="">Segundo nivel</text:span></text:p>
                </text:list-item>
              </text:list>
            </text:list-item>
          </text:list>
          <text:list text:style-name="a99">
            <text:list-item>
              <text:list text:style-name="a99">
                <text:list-item>
                  <text:list text:style-name="a99">
                    <text:list-item>
                      <text:p text:style-name="a98" text:class-names="" text:cond-style-name=""><text:span text:style-name="a97" text:class-names="">Tercer nivel</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Cuarto nivel</text:span></text:p>
                        </text:list-item>
                      </text:list>
                    </text:list-item>
                  </text:list>
                </text:list-item>
              </text:list>
            </text:list-item>
          </text:list>
          <text:list text:style-name="a106">
            <text:list-item>
              <text:list text:style-name="a106">
                <text:list-item>
                  <text:list text:style-name="a106">
                    <text:list-item>
                      <text:list text:style-name="a106">
                        <text:list-item>
                          <text:list text:style-name="a106">
                            <text:list-item>
                              <text:p text:style-name="a105" text:class-names="" text:cond-style-name=""><text:span text:style-name="a103" text:class-names="">Quinto nivel</text:span><text:span text:style-name="a104" text:class-names=""/></text:p>
                            </text:list-item>
                          </text:list>
                        </text:list-item>
                      </text:list>
                    </text:list-item>
                  </text:list>
                </text:list-item>
              </text:list>
            </text:list-item>
          </text:list>
        </draw:text-box>
        <svg:title/>
        <svg:desc/>
      </draw:frame>
      <draw:frame draw:id="id18" presentation:style-name="a110" draw:name="3 Marcador de fecha" svg:x="0.55118in" svg:y="7.53189in" svg:width="2.56811in" svg:height="0.57008in" presentation:class="date-time" presentation:placeholder="false">
        <draw:text-box>
          <text:p text:style-name="a109" text:class-names="" text:cond-style-name=""><text:span text:style-name="a108" text:class-names=""/></text:p>
        </draw:text-box>
        <svg:title/>
        <svg:desc/>
      </draw:frame>
      <draw:frame draw:id="id19" presentation:style-name="a113" draw:name="4 Marcador de pie de página" svg:x="3.77008in" svg:y="7.53189in" svg:width="3.49409in" svg:height="0.57008in" presentation:class="footer" presentation:placeholder="false">
        <draw:text-box>
          <text:p text:style-name="a112" text:class-names="" text:cond-style-name=""><text:span text:style-name="a111" text:class-names=""/></text:p>
        </draw:text-box>
        <svg:title/>
        <svg:desc/>
      </draw:frame>
      <draw:frame draw:id="id20" presentation:style-name="a117" draw:name="5 Marcador de número de diapositiva" svg:x="7.90394in" svg:y="7.53189in" svg:width="2.56811in" svg:height="0.57008in" presentation:class="page-number" presentation:placeholder="false">
        <draw:text-box>
          <text:p text:style-name="a116" text:class-names="" text:cond-style-name=""><text:span text:style-name="a114" text:class-names=""><text:page-number style:num-format="1" text:fixed="false"/></text:span><text:span text:style-name="a115" text:class-names=""/></text:p>
        </draw:text-box>
        <svg:title/>
        <svg:desc/>
      </draw:frame>
      <presentation:notes style:page-layout-name="pageLayout2" draw:style-name="a134">
        <draw:page-thumbnail svg:x="1.5in" svg:y="0.83583in" svg:width="5.49921in" svg:height="4.12441in" presentation:class="page" draw:id="id5" presentation:style-name="a118" draw:name="1 Marcador de imagen de diapositiva">
          <svg:title/>
          <svg:desc/>
        </draw:page-thumbnail>
        <draw:frame draw:id="id6" presentation:style-name="a121" draw:name="2 Marcador de notas" svg:x="0.85in" svg:y="5.2248in" svg:width="6.79961in" svg:height="4.94961in" presentation:class="notes" presentation:placeholder="false">
          <draw:text-box>
            <text:p text:style-name="a120" text:class-names="" text:cond-style-name=""><text:span text:style-name="a119" text:class-names=""/></text:p>
          </draw:text-box>
          <svg:title/>
          <svg:desc/>
        </draw:frame>
        <draw:frame draw:id="id7" presentation:style-name="a124" draw:name="3 Marcador de encabezado" svg:x="0in" svg:y="0in" svg:width="3.68858in" svg:height="0.54961in" presentation:class="header" presentation:placeholder="false">
          <draw:text-box>
            <text:p text:style-name="a123" text:class-names="" text:cond-style-name=""><text:span text:style-name="a122" text:class-names=""/></text:p>
          </draw:text-box>
          <svg:title/>
          <svg:desc/>
        </draw:frame>
        <draw:frame draw:id="id8" presentation:style-name="a127" draw:name="4 Marcador de fecha" svg:x="4.81102in" svg:y="0in" svg:width="3.68858in" svg:height="0.54961in" presentation:class="date-time" presentation:placeholder="false">
          <draw:text-box>
            <text:p text:style-name="a126" text:class-names="" text:cond-style-name=""><text:span text:style-name="a125" text:class-names=""/></text:p>
          </draw:text-box>
          <svg:title/>
          <svg:desc/>
        </draw:frame>
        <draw:frame draw:id="id9" presentation:style-name="a130" draw:name="5 Marcador de pie de página" svg:x="0in" svg:y="10.45in" svg:width="3.68858in" svg:height="0.54961in" presentation:class="footer" presentation:placeholder="false">
          <draw:text-box>
            <text:p text:style-name="a129" text:class-names="" text:cond-style-name=""><text:span text:style-name="a128" text:class-names=""/></text:p>
          </draw:text-box>
          <svg:title/>
          <svg:desc/>
        </draw:frame>
        <draw:frame draw:id="id10" presentation:style-name="a133" draw:name="6 Marcador de número de diapositiva" svg:x="4.81102in" svg:y="10.45in" svg:width="3.68858in" svg:height="0.54961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3-secHead-Encabezado-de-sección" style:page-layout-name="pageLayout1" draw:style-name="a135">
      <draw:frame draw:id="id21" presentation:style-name="a140" draw:name="1 Título" svg:x="0.87153in" svg:y="5.3125in" svg:width="9.36979in" svg:height="1.64236in" presentation:class="title" presentation:placeholder="false">
        <draw:text-box>
          <text:list text:style-name="a139">
            <text:list-item>
              <text:p text:style-name="a138" text:class-names="" text:cond-style-name=""><text:span text:style-name="a136" text:class-names="">Haga clic para modificar el estilo de título del patrón</text:span><text:span text:style-name="a137" text:class-names=""/></text:p>
            </text:list-item>
          </text:list>
        </draw:text-box>
        <svg:title/>
        <svg:desc/>
      </draw:frame>
      <draw:frame draw:id="id22" presentation:style-name="a144" draw:name="2 Marcador de texto" svg:x="0.87153in" svg:y="3.50347in" svg:width="9.36979in" svg:height="1.80903in" presentation:class="outline" presentation:placeholder="false">
        <draw:text-box>
          <text:list text:style-name="a143">
            <text:list-item>
              <text:p text:style-name="a142" text:class-names="" text:cond-style-name=""><text:span text:style-name="a141" text:class-names="">Haga clic para modificar el estilo de texto del patrón</text:span></text:p>
            </text:list-item>
          </text:list>
        </draw:text-box>
        <svg:title/>
        <svg:desc/>
      </draw:frame>
      <draw:frame draw:id="id23" presentation:style-name="a147" draw:name="3 Marcador de fecha" svg:x="0.55118in" svg:y="7.53189in" svg:width="2.56811in" svg:height="0.57008in" presentation:class="date-time" presentation:placeholder="false">
        <draw:text-box>
          <text:p text:style-name="a146" text:class-names="" text:cond-style-name=""><text:span text:style-name="a145" text:class-names=""/></text:p>
        </draw:text-box>
        <svg:title/>
        <svg:desc/>
      </draw:frame>
      <draw:frame draw:id="id24" presentation:style-name="a150" draw:name="4 Marcador de pie de página" svg:x="3.77008in" svg:y="7.53189in" svg:width="3.49409in" svg:height="0.57008in" presentation:class="footer" presentation:placeholder="false">
        <draw:text-box>
          <text:p text:style-name="a149" text:class-names="" text:cond-style-name=""><text:span text:style-name="a148" text:class-names=""/></text:p>
        </draw:text-box>
        <svg:title/>
        <svg:desc/>
      </draw:frame>
      <draw:frame draw:id="id25" presentation:style-name="a154" draw:name="5 Marcador de número de diapositiva" svg:x="7.90394in" svg:y="7.53189in" svg:width="2.56811in" svg:height="0.57008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71">
        <draw:page-thumbnail svg:x="1.5in" svg:y="0.83583in" svg:width="5.49921in" svg:height="4.12441in" presentation:class="page" draw:id="id5" presentation:style-name="a155" draw:name="1 Marcador de imagen de diapositiva">
          <svg:title/>
          <svg:desc/>
        </draw:page-thumbnail>
        <draw:frame draw:id="id6" presentation:style-name="a158" draw:name="2 Marcador de notas" svg:x="0.85in" svg:y="5.2248in" svg:width="6.79961in" svg:height="4.94961in" presentation:class="notes" presentation:placeholder="false">
          <draw:text-box>
            <text:p text:style-name="a157" text:class-names="" text:cond-style-name=""><text:span text:style-name="a156" text:class-names=""/></text:p>
          </draw:text-box>
          <svg:title/>
          <svg:desc/>
        </draw:frame>
        <draw:frame draw:id="id7" presentation:style-name="a161" draw:name="3 Marcador de encabezado" svg:x="0in" svg:y="0in" svg:width="3.68858in" svg:height="0.54961in" presentation:class="header" presentation:placeholder="false">
          <draw:text-box>
            <text:p text:style-name="a160" text:class-names="" text:cond-style-name=""><text:span text:style-name="a159" text:class-names=""/></text:p>
          </draw:text-box>
          <svg:title/>
          <svg:desc/>
        </draw:frame>
        <draw:frame draw:id="id8" presentation:style-name="a164" draw:name="4 Marcador de fecha" svg:x="4.81102in" svg:y="0in" svg:width="3.68858in" svg:height="0.54961in" presentation:class="date-time" presentation:placeholder="false">
          <draw:text-box>
            <text:p text:style-name="a163" text:class-names="" text:cond-style-name=""><text:span text:style-name="a162" text:class-names=""/></text:p>
          </draw:text-box>
          <svg:title/>
          <svg:desc/>
        </draw:frame>
        <draw:frame draw:id="id9" presentation:style-name="a167" draw:name="5 Marcador de pie de página" svg:x="0in" svg:y="10.45in" svg:width="3.68858in" svg:height="0.54961in" presentation:class="footer" presentation:placeholder="false">
          <draw:text-box>
            <text:p text:style-name="a166" text:class-names="" text:cond-style-name=""><text:span text:style-name="a165" text:class-names=""/></text:p>
          </draw:text-box>
          <svg:title/>
          <svg:desc/>
        </draw:frame>
        <draw:frame draw:id="id10" presentation:style-name="a170" draw:name="6 Marcador de número de diapositiva" svg:x="4.81102in" svg:y="10.45in" svg:width="3.68858in" svg:height="0.54961in" presentation:class="page-number" presentation:placeholder="false">
          <draw:text-box>
            <text:p text:style-name="a169" text:class-names="" text:cond-style-name=""><text:span text:style-name="a168" text:class-names=""><text:page-number style:num-format="1" text:fixed="false"/></text:span></text:p>
          </draw:text-box>
          <svg:title/>
          <svg:desc/>
        </draw:frame>
      </presentation:notes>
    </style:master-page>
    <style:master-page style:name="Master1-Layout4-twoObj-Dos-objetos" style:page-layout-name="pageLayout1" draw:style-name="a172">
      <draw:frame draw:id="id26" presentation:style-name="a177" draw:name="1 Título" svg:x="0.55118in" svg:y="0.32953in" svg:width="9.92087in" svg:height="1.38031in" presentation:class="title" presentation:placeholder="false">
        <draw:text-box>
          <text:list text:style-name="a176">
            <text:list-item>
              <text:p text:style-name="a175" text:class-names="" text:cond-style-name=""><text:span text:style-name="a173" text:class-names="">Haga clic para modificar el estilo de título del patrón</text:span><text:span text:style-name="a174" text:class-names=""/></text:p>
            </text:list-item>
          </text:list>
        </draw:text-box>
        <svg:title/>
        <svg:desc/>
      </draw:frame>
      <draw:frame draw:id="id27" presentation:style-name="a194" draw:name="2 Marcador de contenido" svg:x="0.55035in" svg:y="1.93403in" svg:width="4.76736in" svg:height="4.79514in" presentation:class="object" presentation:placeholder="false">
        <draw:text-box>
          <text:list text:style-name="a180">
            <text:list-item>
              <text:p text:style-name="a179" text:class-names="" text:cond-style-name=""><text:span text:style-name="a178" text:class-names="">Haga clic para modificar el estilo de texto del patrón</text:span></text:p>
            </text:list-item>
          </text:list>
          <text:list text:style-name="a183">
            <text:list-item>
              <text:list text:style-name="a183">
                <text:list-item>
                  <text:p text:style-name="a182" text:class-names="" text:cond-style-name=""><text:span text:style-name="a181" text:class-names="">Segundo nivel</text:span></text:p>
                </text:list-item>
              </text:list>
            </text:list-item>
          </text:list>
          <text:list text:style-name="a186">
            <text:list-item>
              <text:list text:style-name="a186">
                <text:list-item>
                  <text:list text:style-name="a186">
                    <text:list-item>
                      <text:p text:style-name="a185" text:class-names="" text:cond-style-name=""><text:span text:style-name="a184" text:class-names="">Tercer ni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Cuarto ni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Quinto nivel</text:span><text:span text:style-name="a191" text:class-names=""/></text:p>
                            </text:list-item>
                          </text:list>
                        </text:list-item>
                      </text:list>
                    </text:list-item>
                  </text:list>
                </text:list-item>
              </text:list>
            </text:list-item>
          </text:list>
        </draw:text-box>
        <svg:title/>
        <svg:desc/>
      </draw:frame>
      <draw:frame draw:id="id28" presentation:style-name="a211" draw:name="3 Marcador de contenido" svg:x="5.48438in" svg:y="1.93403in" svg:width="4.76736in" svg:height="4.79514in" presentation:class="object" presentation:placeholder="false">
        <draw:text-box>
          <text:list text:style-name="a197">
            <text:list-item>
              <text:p text:style-name="a196" text:class-names="" text:cond-style-name=""><text:span text:style-name="a195" text:class-names="">Haga clic para modificar el estilo de texto del patrón</text:span></text:p>
            </text:list-item>
          </text:list>
          <text:list text:style-name="a200">
            <text:list-item>
              <text:list text:style-name="a200">
                <text:list-item>
                  <text:p text:style-name="a199" text:class-names="" text:cond-style-name=""><text:span text:style-name="a198" text:class-names="">Segundo nivel</text:span></text:p>
                </text:list-item>
              </text:list>
            </text:list-item>
          </text:list>
          <text:list text:style-name="a203">
            <text:list-item>
              <text:list text:style-name="a203">
                <text:list-item>
                  <text:list text:style-name="a203">
                    <text:list-item>
                      <text:p text:style-name="a202" text:class-names="" text:cond-style-name=""><text:span text:style-name="a201" text:class-names="">Tercer ni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Cuarto ni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Quinto nivel</text:span><text:span text:style-name="a208" text:class-names=""/></text:p>
                            </text:list-item>
                          </text:list>
                        </text:list-item>
                      </text:list>
                    </text:list-item>
                  </text:list>
                </text:list-item>
              </text:list>
            </text:list-item>
          </text:list>
        </draw:text-box>
        <svg:title/>
        <svg:desc/>
      </draw:frame>
      <draw:frame draw:id="id29" presentation:style-name="a214" draw:name="4 Marcador de fecha" svg:x="0.55118in" svg:y="7.53189in" svg:width="2.56811in" svg:height="0.57008in" presentation:class="date-time" presentation:placeholder="false">
        <draw:text-box>
          <text:p text:style-name="a213" text:class-names="" text:cond-style-name=""><text:span text:style-name="a212" text:class-names=""/></text:p>
        </draw:text-box>
        <svg:title/>
        <svg:desc/>
      </draw:frame>
      <draw:frame draw:id="id30" presentation:style-name="a217" draw:name="5 Marcador de pie de página" svg:x="3.77008in" svg:y="7.53189in" svg:width="3.49409in" svg:height="0.57008in" presentation:class="footer" presentation:placeholder="false">
        <draw:text-box>
          <text:p text:style-name="a216" text:class-names="" text:cond-style-name=""><text:span text:style-name="a215" text:class-names=""/></text:p>
        </draw:text-box>
        <svg:title/>
        <svg:desc/>
      </draw:frame>
      <draw:frame draw:id="id31" presentation:style-name="a221" draw:name="6 Marcador de número de diapositiva" svg:x="7.90394in" svg:y="7.53189in" svg:width="2.56811in" svg:height="0.57008in" presentation:class="page-number" presentation:placeholder="false">
        <draw:text-box>
          <text:p text:style-name="a220" text:class-names="" text:cond-style-name=""><text:span text:style-name="a218" text:class-names=""><text:page-number style:num-format="1" text:fixed="false"/></text:span><text:span text:style-name="a219" text:class-names=""/></text:p>
        </draw:text-box>
        <svg:title/>
        <svg:desc/>
      </draw:frame>
      <presentation:notes style:page-layout-name="pageLayout2" draw:style-name="a238">
        <draw:page-thumbnail svg:x="1.5in" svg:y="0.83583in" svg:width="5.49921in" svg:height="4.12441in" presentation:class="page" draw:id="id5" presentation:style-name="a222" draw:name="1 Marcador de imagen de diapositiva">
          <svg:title/>
          <svg:desc/>
        </draw:page-thumbnail>
        <draw:frame draw:id="id6" presentation:style-name="a225" draw:name="2 Marcador de notas" svg:x="0.85in" svg:y="5.2248in" svg:width="6.79961in" svg:height="4.94961in" presentation:class="notes" presentation:placeholder="false">
          <draw:text-box>
            <text:p text:style-name="a224" text:class-names="" text:cond-style-name=""><text:span text:style-name="a223" text:class-names=""/></text:p>
          </draw:text-box>
          <svg:title/>
          <svg:desc/>
        </draw:frame>
        <draw:frame draw:id="id7" presentation:style-name="a228" draw:name="3 Marcador de encabezado" svg:x="0in" svg:y="0in" svg:width="3.68858in" svg:height="0.54961in" presentation:class="header" presentation:placeholder="false">
          <draw:text-box>
            <text:p text:style-name="a227" text:class-names="" text:cond-style-name=""><text:span text:style-name="a226" text:class-names=""/></text:p>
          </draw:text-box>
          <svg:title/>
          <svg:desc/>
        </draw:frame>
        <draw:frame draw:id="id8" presentation:style-name="a231" draw:name="4 Marcador de fecha" svg:x="4.81102in" svg:y="0in" svg:width="3.68858in" svg:height="0.54961in" presentation:class="date-time" presentation:placeholder="false">
          <draw:text-box>
            <text:p text:style-name="a230" text:class-names="" text:cond-style-name=""><text:span text:style-name="a229" text:class-names=""/></text:p>
          </draw:text-box>
          <svg:title/>
          <svg:desc/>
        </draw:frame>
        <draw:frame draw:id="id9" presentation:style-name="a234" draw:name="5 Marcador de pie de página" svg:x="0in" svg:y="10.45in" svg:width="3.68858in" svg:height="0.54961in" presentation:class="footer" presentation:placeholder="false">
          <draw:text-box>
            <text:p text:style-name="a233" text:class-names="" text:cond-style-name=""><text:span text:style-name="a232" text:class-names=""/></text:p>
          </draw:text-box>
          <svg:title/>
          <svg:desc/>
        </draw:frame>
        <draw:frame draw:id="id10" presentation:style-name="a237" draw:name="6 Marcador de número de diapositiva" svg:x="4.81102in" svg:y="10.45in" svg:width="3.68858in" svg:height="0.54961in" presentation:class="page-number" presentation:placeholder="false">
          <draw:text-box>
            <text:p text:style-name="a236" text:class-names="" text:cond-style-name=""><text:span text:style-name="a235" text:class-names=""><text:page-number style:num-format="1" text:fixed="false"/></text:span></text:p>
          </draw:text-box>
          <svg:title/>
          <svg:desc/>
        </draw:frame>
      </presentation:notes>
    </style:master-page>
    <style:master-page style:name="Master1-Layout5-twoTxTwoObj-Comparación" style:page-layout-name="pageLayout1" draw:style-name="a239">
      <draw:frame draw:id="id32" presentation:style-name="a244" draw:name="1 Título" svg:x="0.55208in" svg:y="0.3316in" svg:width="9.92188in" svg:height="1.37674in" presentation:class="title" presentation:placeholder="false">
        <draw:text-box>
          <text:list text:style-name="a243">
            <text:list-item>
              <text:p text:style-name="a242" text:class-names="" text:cond-style-name=""><text:span text:style-name="a240" text:class-names="">Haga clic para modificar el estilo de título del patrón</text:span><text:span text:style-name="a241" text:class-names=""/></text:p>
            </text:list-item>
          </text:list>
        </draw:text-box>
        <svg:title/>
        <svg:desc/>
      </draw:frame>
      <draw:frame draw:id="id33" presentation:style-name="a248" draw:name="2 Marcador de texto" svg:x="0.55208in" svg:y="1.85069in" svg:width="4.86979in" svg:height="0.77083in" presentation:class="outline" presentation:placeholder="false">
        <draw:text-box>
          <text:list text:style-name="a247">
            <text:list-item>
              <text:p text:style-name="a246" text:class-names="" text:cond-style-name=""><text:span text:style-name="a245" text:class-names="">Haga clic para modificar el estilo de texto del patrón</text:span></text:p>
            </text:list-item>
          </text:list>
        </draw:text-box>
        <svg:title/>
        <svg:desc/>
      </draw:frame>
      <draw:frame draw:id="id34" presentation:style-name="a265" draw:name="3 Marcador de contenido" svg:x="0.55208in" svg:y="2.62153in" svg:width="4.86979in" svg:height="4.76389in" presentation:class="object" presentation:placeholder="false">
        <draw:text-box>
          <text:list text:style-name="a251">
            <text:list-item>
              <text:p text:style-name="a250" text:class-names="" text:cond-style-name=""><text:span text:style-name="a249" text:class-names="">Haga clic para modificar el estilo de texto del patrón</text:span></text:p>
            </text:list-item>
          </text:list>
          <text:list text:style-name="a254">
            <text:list-item>
              <text:list text:style-name="a254">
                <text:list-item>
                  <text:p text:style-name="a253" text:class-names="" text:cond-style-name=""><text:span text:style-name="a252" text:class-names="">Segundo nivel</text:span></text:p>
                </text:list-item>
              </text:list>
            </text:list-item>
          </text:list>
          <text:list text:style-name="a257">
            <text:list-item>
              <text:list text:style-name="a257">
                <text:list-item>
                  <text:list text:style-name="a257">
                    <text:list-item>
                      <text:p text:style-name="a256" text:class-names="" text:cond-style-name=""><text:span text:style-name="a255" text:class-names="">Tercer ni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Cuarto ni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Quinto nivel</text:span><text:span text:style-name="a262" text:class-names=""/></text:p>
                            </text:list-item>
                          </text:list>
                        </text:list-item>
                      </text:list>
                    </text:list-item>
                  </text:list>
                </text:list-item>
              </text:list>
            </text:list-item>
          </text:list>
        </draw:text-box>
        <svg:title/>
        <svg:desc/>
      </draw:frame>
      <draw:frame draw:id="id35" presentation:style-name="a269" draw:name="4 Marcador de texto" svg:x="5.60069in" svg:y="1.85069in" svg:width="4.87326in" svg:height="0.77083in" presentation:class="outline" presentation:placeholder="false">
        <draw:text-box>
          <text:list text:style-name="a268">
            <text:list-item>
              <text:p text:style-name="a267" text:class-names="" text:cond-style-name=""><text:span text:style-name="a266" text:class-names="">Haga clic para modificar el estilo de texto del patrón</text:span></text:p>
            </text:list-item>
          </text:list>
        </draw:text-box>
        <svg:title/>
        <svg:desc/>
      </draw:frame>
      <draw:frame draw:id="id36" presentation:style-name="a286" draw:name="5 Marcador de contenido" svg:x="5.60069in" svg:y="2.62153in" svg:width="4.87326in" svg:height="4.76389in" presentation:class="object" presentation:placeholder="false">
        <draw:text-box>
          <text:list text:style-name="a272">
            <text:list-item>
              <text:p text:style-name="a271" text:class-names="" text:cond-style-name=""><text:span text:style-name="a270" text:class-names="">Haga clic para modificar el estilo de texto del patrón</text:span></text:p>
            </text:list-item>
          </text:list>
          <text:list text:style-name="a275">
            <text:list-item>
              <text:list text:style-name="a275">
                <text:list-item>
                  <text:p text:style-name="a274" text:class-names="" text:cond-style-name=""><text:span text:style-name="a273" text:class-names="">Segundo nivel</text:span></text:p>
                </text:list-item>
              </text:list>
            </text:list-item>
          </text:list>
          <text:list text:style-name="a278">
            <text:list-item>
              <text:list text:style-name="a278">
                <text:list-item>
                  <text:list text:style-name="a278">
                    <text:list-item>
                      <text:p text:style-name="a277" text:class-names="" text:cond-style-name=""><text:span text:style-name="a276" text:class-names="">Tercer nivel</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Cuarto ni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2" text:class-names="">Quinto nivel</text:span><text:span text:style-name="a283" text:class-names=""/></text:p>
                            </text:list-item>
                          </text:list>
                        </text:list-item>
                      </text:list>
                    </text:list-item>
                  </text:list>
                </text:list-item>
              </text:list>
            </text:list-item>
          </text:list>
        </draw:text-box>
        <svg:title/>
        <svg:desc/>
      </draw:frame>
      <draw:frame draw:id="id37" presentation:style-name="a289" draw:name="6 Marcador de fecha" svg:x="0.55118in" svg:y="7.53189in" svg:width="2.56811in" svg:height="0.57008in" presentation:class="date-time" presentation:placeholder="false">
        <draw:text-box>
          <text:p text:style-name="a288" text:class-names="" text:cond-style-name=""><text:span text:style-name="a287" text:class-names=""/></text:p>
        </draw:text-box>
        <svg:title/>
        <svg:desc/>
      </draw:frame>
      <draw:frame draw:id="id38" presentation:style-name="a292" draw:name="7 Marcador de pie de página" svg:x="3.77008in" svg:y="7.53189in" svg:width="3.49409in" svg:height="0.57008in" presentation:class="footer" presentation:placeholder="false">
        <draw:text-box>
          <text:p text:style-name="a291" text:class-names="" text:cond-style-name=""><text:span text:style-name="a290" text:class-names=""/></text:p>
        </draw:text-box>
        <svg:title/>
        <svg:desc/>
      </draw:frame>
      <draw:frame draw:id="id39" presentation:style-name="a296" draw:name="8 Marcador de número de diapositiva" svg:x="7.90394in" svg:y="7.53189in" svg:width="2.56811in" svg:height="0.57008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presentation:notes style:page-layout-name="pageLayout2" draw:style-name="a313">
        <draw:page-thumbnail svg:x="1.5in" svg:y="0.83583in" svg:width="5.49921in" svg:height="4.12441in" presentation:class="page" draw:id="id5" presentation:style-name="a297" draw:name="1 Marcador de imagen de diapositiva">
          <svg:title/>
          <svg:desc/>
        </draw:page-thumbnail>
        <draw:frame draw:id="id6" presentation:style-name="a300" draw:name="2 Marcador de notas" svg:x="0.85in" svg:y="5.2248in" svg:width="6.79961in" svg:height="4.94961in" presentation:class="notes" presentation:placeholder="false">
          <draw:text-box>
            <text:p text:style-name="a299" text:class-names="" text:cond-style-name=""><text:span text:style-name="a298" text:class-names=""/></text:p>
          </draw:text-box>
          <svg:title/>
          <svg:desc/>
        </draw:frame>
        <draw:frame draw:id="id7" presentation:style-name="a303" draw:name="3 Marcador de encabezado" svg:x="0in" svg:y="0in" svg:width="3.68858in" svg:height="0.54961in" presentation:class="header" presentation:placeholder="false">
          <draw:text-box>
            <text:p text:style-name="a302" text:class-names="" text:cond-style-name=""><text:span text:style-name="a301" text:class-names=""/></text:p>
          </draw:text-box>
          <svg:title/>
          <svg:desc/>
        </draw:frame>
        <draw:frame draw:id="id8" presentation:style-name="a306" draw:name="4 Marcador de fecha" svg:x="4.81102in" svg:y="0in" svg:width="3.68858in" svg:height="0.54961in" presentation:class="date-time" presentation:placeholder="false">
          <draw:text-box>
            <text:p text:style-name="a305" text:class-names="" text:cond-style-name=""><text:span text:style-name="a304" text:class-names=""/></text:p>
          </draw:text-box>
          <svg:title/>
          <svg:desc/>
        </draw:frame>
        <draw:frame draw:id="id9" presentation:style-name="a309" draw:name="5 Marcador de pie de página" svg:x="0in" svg:y="10.45in" svg:width="3.68858in" svg:height="0.54961in" presentation:class="footer" presentation:placeholder="false">
          <draw:text-box>
            <text:p text:style-name="a308" text:class-names="" text:cond-style-name=""><text:span text:style-name="a307" text:class-names=""/></text:p>
          </draw:text-box>
          <svg:title/>
          <svg:desc/>
        </draw:frame>
        <draw:frame draw:id="id10" presentation:style-name="a312" draw:name="6 Marcador de número de diapositiva" svg:x="4.81102in" svg:y="10.45in" svg:width="3.68858in" svg:height="0.54961in" presentation:class="page-number" presentation:placeholder="false">
          <draw:text-box>
            <text:p text:style-name="a311" text:class-names="" text:cond-style-name=""><text:span text:style-name="a310" text:class-names=""><text:page-number style:num-format="1" text:fixed="false"/></text:span></text:p>
          </draw:text-box>
          <svg:title/>
          <svg:desc/>
        </draw:frame>
      </presentation:notes>
    </style:master-page>
    <style:master-page style:name="Master1-Layout6-titleOnly-Sólo-el-título" style:page-layout-name="pageLayout1" draw:style-name="a314">
      <draw:frame draw:id="id40" presentation:style-name="a319" draw:name="1 Título" svg:x="0.55118in" svg:y="0.32953in" svg:width="9.92087in" svg:height="1.38031in" presentation:class="title" presentation:placeholder="false">
        <draw:text-box>
          <text:list text:style-name="a318">
            <text:list-item>
              <text:p text:style-name="a317" text:class-names="" text:cond-style-name=""><text:span text:style-name="a315" text:class-names="">Haga clic para modificar el estilo de título del patrón</text:span><text:span text:style-name="a316" text:class-names=""/></text:p>
            </text:list-item>
          </text:list>
        </draw:text-box>
        <svg:title/>
        <svg:desc/>
      </draw:frame>
      <draw:frame draw:id="id41" presentation:style-name="a322" draw:name="2 Marcador de fecha" svg:x="0.55118in" svg:y="7.53189in" svg:width="2.56811in" svg:height="0.57008in" presentation:class="date-time" presentation:placeholder="false">
        <draw:text-box>
          <text:p text:style-name="a321" text:class-names="" text:cond-style-name=""><text:span text:style-name="a320" text:class-names=""/></text:p>
        </draw:text-box>
        <svg:title/>
        <svg:desc/>
      </draw:frame>
      <draw:frame draw:id="id42" presentation:style-name="a325" draw:name="3 Marcador de pie de página" svg:x="3.77008in" svg:y="7.53189in" svg:width="3.49409in" svg:height="0.57008in" presentation:class="footer" presentation:placeholder="false">
        <draw:text-box>
          <text:p text:style-name="a324" text:class-names="" text:cond-style-name=""><text:span text:style-name="a323" text:class-names=""/></text:p>
        </draw:text-box>
        <svg:title/>
        <svg:desc/>
      </draw:frame>
      <draw:frame draw:id="id43" presentation:style-name="a329" draw:name="4 Marcador de número de diapositiva" svg:x="7.90394in" svg:y="7.53189in" svg:width="2.56811in" svg:height="0.57008in" presentation:class="page-number" presentation:placeholder="false">
        <draw:text-box>
          <text:p text:style-name="a328" text:class-names="" text:cond-style-name=""><text:span text:style-name="a326" text:class-names=""><text:page-number style:num-format="1" text:fixed="false"/></text:span><text:span text:style-name="a327" text:class-names=""/></text:p>
        </draw:text-box>
        <svg:title/>
        <svg:desc/>
      </draw:frame>
      <presentation:notes style:page-layout-name="pageLayout2" draw:style-name="a346">
        <draw:page-thumbnail svg:x="1.5in" svg:y="0.83583in" svg:width="5.49921in" svg:height="4.12441in" presentation:class="page" draw:id="id5" presentation:style-name="a330" draw:name="1 Marcador de imagen de diapositiva">
          <svg:title/>
          <svg:desc/>
        </draw:page-thumbnail>
        <draw:frame draw:id="id6" presentation:style-name="a333" draw:name="2 Marcador de notas" svg:x="0.85in" svg:y="5.2248in" svg:width="6.79961in" svg:height="4.94961in" presentation:class="notes" presentation:placeholder="false">
          <draw:text-box>
            <text:p text:style-name="a332" text:class-names="" text:cond-style-name=""><text:span text:style-name="a331" text:class-names=""/></text:p>
          </draw:text-box>
          <svg:title/>
          <svg:desc/>
        </draw:frame>
        <draw:frame draw:id="id7" presentation:style-name="a336" draw:name="3 Marcador de encabezado" svg:x="0in" svg:y="0in" svg:width="3.68858in" svg:height="0.54961in" presentation:class="header" presentation:placeholder="false">
          <draw:text-box>
            <text:p text:style-name="a335" text:class-names="" text:cond-style-name=""><text:span text:style-name="a334" text:class-names=""/></text:p>
          </draw:text-box>
          <svg:title/>
          <svg:desc/>
        </draw:frame>
        <draw:frame draw:id="id8" presentation:style-name="a339" draw:name="4 Marcador de fecha" svg:x="4.81102in" svg:y="0in" svg:width="3.68858in" svg:height="0.54961in" presentation:class="date-time" presentation:placeholder="false">
          <draw:text-box>
            <text:p text:style-name="a338" text:class-names="" text:cond-style-name=""><text:span text:style-name="a337" text:class-names=""/></text:p>
          </draw:text-box>
          <svg:title/>
          <svg:desc/>
        </draw:frame>
        <draw:frame draw:id="id9" presentation:style-name="a342" draw:name="5 Marcador de pie de página" svg:x="0in" svg:y="10.45in" svg:width="3.68858in" svg:height="0.54961in" presentation:class="footer" presentation:placeholder="false">
          <draw:text-box>
            <text:p text:style-name="a341" text:class-names="" text:cond-style-name=""><text:span text:style-name="a340" text:class-names=""/></text:p>
          </draw:text-box>
          <svg:title/>
          <svg:desc/>
        </draw:frame>
        <draw:frame draw:id="id10" presentation:style-name="a345" draw:name="6 Marcador de número de diapositiva" svg:x="4.81102in" svg:y="10.45in" svg:width="3.68858in" svg:height="0.54961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7-blank-En-blanco" style:page-layout-name="pageLayout1" draw:style-name="a347">
      <draw:frame draw:id="id44" presentation:style-name="a350" draw:name="1 Marcador de fecha" svg:x="0.55118in" svg:y="7.53189in" svg:width="2.56811in" svg:height="0.57008in" presentation:class="date-time" presentation:placeholder="false">
        <draw:text-box>
          <text:p text:style-name="a349" text:class-names="" text:cond-style-name=""><text:span text:style-name="a348" text:class-names=""/></text:p>
        </draw:text-box>
        <svg:title/>
        <svg:desc/>
      </draw:frame>
      <draw:frame draw:id="id45" presentation:style-name="a353" draw:name="2 Marcador de pie de página" svg:x="3.77008in" svg:y="7.53189in" svg:width="3.49409in" svg:height="0.57008in" presentation:class="footer" presentation:placeholder="false">
        <draw:text-box>
          <text:p text:style-name="a352" text:class-names="" text:cond-style-name=""><text:span text:style-name="a351" text:class-names=""/></text:p>
        </draw:text-box>
        <svg:title/>
        <svg:desc/>
      </draw:frame>
      <draw:frame draw:id="id46" presentation:style-name="a357" draw:name="3 Marcador de número de diapositiva" svg:x="7.90394in" svg:y="7.53189in" svg:width="2.56811in" svg:height="0.57008in" presentation:class="page-number" presentation:placeholder="false">
        <draw:text-box>
          <text:p text:style-name="a356" text:class-names="" text:cond-style-name=""><text:span text:style-name="a354" text:class-names=""><text:page-number style:num-format="1" text:fixed="false"/></text:span><text:span text:style-name="a355" text:class-names=""/></text:p>
        </draw:text-box>
        <svg:title/>
        <svg:desc/>
      </draw:frame>
      <presentation:notes style:page-layout-name="pageLayout2" draw:style-name="a374">
        <draw:page-thumbnail svg:x="1.5in" svg:y="0.83583in" svg:width="5.49921in" svg:height="4.12441in" presentation:class="page" draw:id="id5" presentation:style-name="a358" draw:name="1 Marcador de imagen de diapositiva">
          <svg:title/>
          <svg:desc/>
        </draw:page-thumbnail>
        <draw:frame draw:id="id6" presentation:style-name="a361" draw:name="2 Marcador de notas" svg:x="0.85in" svg:y="5.2248in" svg:width="6.79961in" svg:height="4.94961in" presentation:class="notes" presentation:placeholder="false">
          <draw:text-box>
            <text:p text:style-name="a360" text:class-names="" text:cond-style-name=""><text:span text:style-name="a359" text:class-names=""/></text:p>
          </draw:text-box>
          <svg:title/>
          <svg:desc/>
        </draw:frame>
        <draw:frame draw:id="id7" presentation:style-name="a364" draw:name="3 Marcador de encabezado" svg:x="0in" svg:y="0in" svg:width="3.68858in" svg:height="0.54961in" presentation:class="header" presentation:placeholder="false">
          <draw:text-box>
            <text:p text:style-name="a363" text:class-names="" text:cond-style-name=""><text:span text:style-name="a362" text:class-names=""/></text:p>
          </draw:text-box>
          <svg:title/>
          <svg:desc/>
        </draw:frame>
        <draw:frame draw:id="id8" presentation:style-name="a367" draw:name="4 Marcador de fecha" svg:x="4.81102in" svg:y="0in" svg:width="3.68858in" svg:height="0.54961in" presentation:class="date-time" presentation:placeholder="false">
          <draw:text-box>
            <text:p text:style-name="a366" text:class-names="" text:cond-style-name=""><text:span text:style-name="a365" text:class-names=""/></text:p>
          </draw:text-box>
          <svg:title/>
          <svg:desc/>
        </draw:frame>
        <draw:frame draw:id="id9" presentation:style-name="a370" draw:name="5 Marcador de pie de página" svg:x="0in" svg:y="10.45in" svg:width="3.68858in" svg:height="0.54961in" presentation:class="footer" presentation:placeholder="false">
          <draw:text-box>
            <text:p text:style-name="a369" text:class-names="" text:cond-style-name=""><text:span text:style-name="a368" text:class-names=""/></text:p>
          </draw:text-box>
          <svg:title/>
          <svg:desc/>
        </draw:frame>
        <draw:frame draw:id="id10" presentation:style-name="a373" draw:name="6 Marcador de número de diapositiva" svg:x="4.81102in" svg:y="10.45in" svg:width="3.68858in" svg:height="0.54961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8-objTx-Contenido-con-título" style:page-layout-name="pageLayout1" draw:style-name="a375">
      <draw:frame draw:id="id47" presentation:style-name="a380" draw:name="1 Título" svg:x="0.55208in" svg:y="0.32986in" svg:width="3.62674in" svg:height="1.39931in" presentation:class="title" presentation:placeholder="false">
        <draw:text-box>
          <text:list text:style-name="a379">
            <text:list-item>
              <text:p text:style-name="a378" text:class-names="" text:cond-style-name=""><text:span text:style-name="a376" text:class-names="">Haga clic para modificar el estilo de título del patrón</text:span><text:span text:style-name="a377" text:class-names=""/></text:p>
            </text:list-item>
          </text:list>
        </draw:text-box>
        <svg:title/>
        <svg:desc/>
      </draw:frame>
      <draw:frame draw:id="id48" presentation:style-name="a397" draw:name="2 Marcador de contenido" svg:x="4.31076in" svg:y="0.32986in" svg:width="6.16319in" svg:height="7.05556in" presentation:class="object" presentation:placeholder="false">
        <draw:text-box>
          <text:list text:style-name="a383">
            <text:list-item>
              <text:p text:style-name="a382" text:class-names="" text:cond-style-name=""><text:span text:style-name="a381" text:class-names="">Haga clic para modificar el estilo de texto del patrón</text:span></text:p>
            </text:list-item>
          </text:list>
          <text:list text:style-name="a386">
            <text:list-item>
              <text:list text:style-name="a386">
                <text:list-item>
                  <text:p text:style-name="a385" text:class-names="" text:cond-style-name=""><text:span text:style-name="a384" text:class-names="">Segundo nivel</text:span></text:p>
                </text:list-item>
              </text:list>
            </text:list-item>
          </text:list>
          <text:list text:style-name="a389">
            <text:list-item>
              <text:list text:style-name="a389">
                <text:list-item>
                  <text:list text:style-name="a389">
                    <text:list-item>
                      <text:p text:style-name="a388" text:class-names="" text:cond-style-name=""><text:span text:style-name="a387" text:class-names="">Tercer ni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Cuarto ni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Quinto nivel</text:span><text:span text:style-name="a394" text:class-names=""/></text:p>
                            </text:list-item>
                          </text:list>
                        </text:list-item>
                      </text:list>
                    </text:list-item>
                  </text:list>
                </text:list-item>
              </text:list>
            </text:list-item>
          </text:list>
        </draw:text-box>
        <svg:title/>
        <svg:desc/>
      </draw:frame>
      <draw:frame draw:id="id49" presentation:style-name="a401" draw:name="3 Marcador de texto" svg:x="0.55208in" svg:y="1.72917in" svg:width="3.62674in" svg:height="5.65625in" presentation:class="outline" presentation:placeholder="false">
        <draw:text-box>
          <text:list text:style-name="a400">
            <text:list-item>
              <text:p text:style-name="a399" text:class-names="" text:cond-style-name=""><text:span text:style-name="a398" text:class-names="">Haga clic para modificar el estilo de texto del patrón</text:span></text:p>
            </text:list-item>
          </text:list>
        </draw:text-box>
        <svg:title/>
        <svg:desc/>
      </draw:frame>
      <draw:frame draw:id="id50" presentation:style-name="a404" draw:name="4 Marcador de fecha" svg:x="0.55118in" svg:y="7.53189in" svg:width="2.56811in" svg:height="0.57008in" presentation:class="date-time" presentation:placeholder="false">
        <draw:text-box>
          <text:p text:style-name="a403" text:class-names="" text:cond-style-name=""><text:span text:style-name="a402" text:class-names=""/></text:p>
        </draw:text-box>
        <svg:title/>
        <svg:desc/>
      </draw:frame>
      <draw:frame draw:id="id51" presentation:style-name="a407" draw:name="5 Marcador de pie de página" svg:x="3.77008in" svg:y="7.53189in" svg:width="3.49409in" svg:height="0.57008in" presentation:class="footer" presentation:placeholder="false">
        <draw:text-box>
          <text:p text:style-name="a406" text:class-names="" text:cond-style-name=""><text:span text:style-name="a405" text:class-names=""/></text:p>
        </draw:text-box>
        <svg:title/>
        <svg:desc/>
      </draw:frame>
      <draw:frame draw:id="id52" presentation:style-name="a411" draw:name="6 Marcador de número de diapositiva" svg:x="7.90394in" svg:y="7.53189in" svg:width="2.56811in" svg:height="0.57008in" presentation:class="page-number" presentation:placeholder="false">
        <draw:text-box>
          <text:p text:style-name="a410" text:class-names="" text:cond-style-name=""><text:span text:style-name="a408" text:class-names=""><text:page-number style:num-format="1" text:fixed="false"/></text:span><text:span text:style-name="a409" text:class-names=""/></text:p>
        </draw:text-box>
        <svg:title/>
        <svg:desc/>
      </draw:frame>
      <presentation:notes style:page-layout-name="pageLayout2" draw:style-name="a428">
        <draw:page-thumbnail svg:x="1.5in" svg:y="0.83583in" svg:width="5.49921in" svg:height="4.12441in" presentation:class="page" draw:id="id5" presentation:style-name="a412" draw:name="1 Marcador de imagen de diapositiva">
          <svg:title/>
          <svg:desc/>
        </draw:page-thumbnail>
        <draw:frame draw:id="id6" presentation:style-name="a415" draw:name="2 Marcador de notas" svg:x="0.85in" svg:y="5.2248in" svg:width="6.79961in" svg:height="4.94961in" presentation:class="notes" presentation:placeholder="false">
          <draw:text-box>
            <text:p text:style-name="a414" text:class-names="" text:cond-style-name=""><text:span text:style-name="a413" text:class-names=""/></text:p>
          </draw:text-box>
          <svg:title/>
          <svg:desc/>
        </draw:frame>
        <draw:frame draw:id="id7" presentation:style-name="a418" draw:name="3 Marcador de encabezado" svg:x="0in" svg:y="0in" svg:width="3.68858in" svg:height="0.54961in" presentation:class="header" presentation:placeholder="false">
          <draw:text-box>
            <text:p text:style-name="a417" text:class-names="" text:cond-style-name=""><text:span text:style-name="a416" text:class-names=""/></text:p>
          </draw:text-box>
          <svg:title/>
          <svg:desc/>
        </draw:frame>
        <draw:frame draw:id="id8" presentation:style-name="a421" draw:name="4 Marcador de fecha" svg:x="4.81102in" svg:y="0in" svg:width="3.68858in" svg:height="0.54961in" presentation:class="date-time" presentation:placeholder="false">
          <draw:text-box>
            <text:p text:style-name="a420" text:class-names="" text:cond-style-name=""><text:span text:style-name="a419" text:class-names=""/></text:p>
          </draw:text-box>
          <svg:title/>
          <svg:desc/>
        </draw:frame>
        <draw:frame draw:id="id9" presentation:style-name="a424" draw:name="5 Marcador de pie de página" svg:x="0in" svg:y="10.45in" svg:width="3.68858in" svg:height="0.54961in" presentation:class="footer" presentation:placeholder="false">
          <draw:text-box>
            <text:p text:style-name="a423" text:class-names="" text:cond-style-name=""><text:span text:style-name="a422" text:class-names=""/></text:p>
          </draw:text-box>
          <svg:title/>
          <svg:desc/>
        </draw:frame>
        <draw:frame draw:id="id10" presentation:style-name="a427" draw:name="6 Marcador de número de diapositiva" svg:x="4.81102in" svg:y="10.45in" svg:width="3.68858in" svg:height="0.54961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9-picTx-Imagen-con-título" style:page-layout-name="pageLayout1" draw:style-name="a429">
      <draw:frame draw:id="id53" presentation:style-name="a434" draw:name="1 Título" svg:x="2.16146in" svg:y="5.78646in" svg:width="6.61458in" svg:height="0.68403in" presentation:class="title" presentation:placeholder="false">
        <draw:text-box>
          <text:list text:style-name="a433">
            <text:list-item>
              <text:p text:style-name="a432" text:class-names="" text:cond-style-name=""><text:span text:style-name="a430" text:class-names="">Haga clic para modificar el estilo de título del patrón</text:span><text:span text:style-name="a431" text:class-names=""/></text:p>
            </text:list-item>
          </text:list>
        </draw:text-box>
        <svg:title/>
        <svg:desc/>
      </draw:frame>
      <draw:frame draw:id="id54" presentation:style-name="a437" draw:name="2 Marcador de posición de imagen" svg:x="2.16146in" svg:y="0.73785in" svg:width="6.61458in" svg:height="4.96181in" presentation:class="graphic" presentation:placeholder="false">
        <draw:text-box>
          <text:p text:style-name="a436" text:class-names="" text:cond-style-name=""><text:span text:style-name="a435" text:class-names=""/></text:p>
        </draw:text-box>
        <svg:title/>
        <svg:desc/>
      </draw:frame>
      <draw:frame draw:id="id55" presentation:style-name="a441" draw:name="3 Marcador de texto" svg:x="2.16146in" svg:y="6.47049in" svg:width="6.61458in" svg:height="0.97049in" presentation:class="outline" presentation:placeholder="false">
        <draw:text-box>
          <text:list text:style-name="a440">
            <text:list-item>
              <text:p text:style-name="a439" text:class-names="" text:cond-style-name=""><text:span text:style-name="a438" text:class-names="">Haga clic para modificar el estilo de texto del patrón</text:span></text:p>
            </text:list-item>
          </text:list>
        </draw:text-box>
        <svg:title/>
        <svg:desc/>
      </draw:frame>
      <draw:frame draw:id="id56" presentation:style-name="a444" draw:name="4 Marcador de fecha" svg:x="0.55118in" svg:y="7.53189in" svg:width="2.56811in" svg:height="0.57008in" presentation:class="date-time" presentation:placeholder="false">
        <draw:text-box>
          <text:p text:style-name="a443" text:class-names="" text:cond-style-name=""><text:span text:style-name="a442" text:class-names=""/></text:p>
        </draw:text-box>
        <svg:title/>
        <svg:desc/>
      </draw:frame>
      <draw:frame draw:id="id57" presentation:style-name="a447" draw:name="5 Marcador de pie de página" svg:x="3.77008in" svg:y="7.53189in" svg:width="3.49409in" svg:height="0.57008in" presentation:class="footer" presentation:placeholder="false">
        <draw:text-box>
          <text:p text:style-name="a446" text:class-names="" text:cond-style-name=""><text:span text:style-name="a445" text:class-names=""/></text:p>
        </draw:text-box>
        <svg:title/>
        <svg:desc/>
      </draw:frame>
      <draw:frame draw:id="id58" presentation:style-name="a451" draw:name="6 Marcador de número de diapositiva" svg:x="7.90394in" svg:y="7.53189in" svg:width="2.56811in" svg:height="0.57008in" presentation:class="page-number" presentation:placeholder="false">
        <draw:text-box>
          <text:p text:style-name="a450" text:class-names="" text:cond-style-name=""><text:span text:style-name="a448" text:class-names=""><text:page-number style:num-format="1" text:fixed="false"/></text:span><text:span text:style-name="a449" text:class-names=""/></text:p>
        </draw:text-box>
        <svg:title/>
        <svg:desc/>
      </draw:frame>
      <presentation:notes style:page-layout-name="pageLayout2" draw:style-name="a468">
        <draw:page-thumbnail svg:x="1.5in" svg:y="0.83583in" svg:width="5.49921in" svg:height="4.12441in" presentation:class="page" draw:id="id5" presentation:style-name="a452" draw:name="1 Marcador de imagen de diapositiva">
          <svg:title/>
          <svg:desc/>
        </draw:page-thumbnail>
        <draw:frame draw:id="id6" presentation:style-name="a455" draw:name="2 Marcador de notas" svg:x="0.85in" svg:y="5.2248in" svg:width="6.79961in" svg:height="4.94961in" presentation:class="notes" presentation:placeholder="false">
          <draw:text-box>
            <text:p text:style-name="a454" text:class-names="" text:cond-style-name=""><text:span text:style-name="a453" text:class-names=""/></text:p>
          </draw:text-box>
          <svg:title/>
          <svg:desc/>
        </draw:frame>
        <draw:frame draw:id="id7" presentation:style-name="a458" draw:name="3 Marcador de encabezado" svg:x="0in" svg:y="0in" svg:width="3.68858in" svg:height="0.54961in" presentation:class="header" presentation:placeholder="false">
          <draw:text-box>
            <text:p text:style-name="a457" text:class-names="" text:cond-style-name=""><text:span text:style-name="a456" text:class-names=""/></text:p>
          </draw:text-box>
          <svg:title/>
          <svg:desc/>
        </draw:frame>
        <draw:frame draw:id="id8" presentation:style-name="a461" draw:name="4 Marcador de fecha" svg:x="4.81102in" svg:y="0in" svg:width="3.68858in" svg:height="0.54961in" presentation:class="date-time" presentation:placeholder="false">
          <draw:text-box>
            <text:p text:style-name="a460" text:class-names="" text:cond-style-name=""><text:span text:style-name="a459" text:class-names=""/></text:p>
          </draw:text-box>
          <svg:title/>
          <svg:desc/>
        </draw:frame>
        <draw:frame draw:id="id9" presentation:style-name="a464" draw:name="5 Marcador de pie de página" svg:x="0in" svg:y="10.45in" svg:width="3.68858in" svg:height="0.54961in" presentation:class="footer" presentation:placeholder="false">
          <draw:text-box>
            <text:p text:style-name="a463" text:class-names="" text:cond-style-name=""><text:span text:style-name="a462" text:class-names=""/></text:p>
          </draw:text-box>
          <svg:title/>
          <svg:desc/>
        </draw:frame>
        <draw:frame draw:id="id10" presentation:style-name="a467" draw:name="6 Marcador de número de diapositiva" svg:x="4.81102in" svg:y="10.45in" svg:width="3.68858in" svg:height="0.54961in" presentation:class="page-number" presentation:placeholder="false">
          <draw:text-box>
            <text:p text:style-name="a466" text:class-names="" text:cond-style-name=""><text:span text:style-name="a465" text:class-names=""><text:page-number style:num-format="1" text:fixed="false"/></text:span></text:p>
          </draw:text-box>
          <svg:title/>
          <svg:desc/>
        </draw:frame>
      </presentation:notes>
    </style:master-page>
    <style:master-page style:name="Master1-Layout10-vertTx-Título-y-texto-vertical" style:page-layout-name="pageLayout1" draw:style-name="a469">
      <draw:frame draw:id="id59" presentation:style-name="a474" draw:name="1 Título" svg:x="0.55118in" svg:y="0.32953in" svg:width="9.92087in" svg:height="1.38031in" presentation:class="title" presentation:placeholder="false">
        <draw:text-box>
          <text:list text:style-name="a473">
            <text:list-item>
              <text:p text:style-name="a472" text:class-names="" text:cond-style-name=""><text:span text:style-name="a470" text:class-names="">Haga clic para modificar el estilo de título del patrón</text:span><text:span text:style-name="a471" text:class-names=""/></text:p>
            </text:list-item>
          </text:list>
        </draw:text-box>
        <svg:title/>
        <svg:desc/>
      </draw:frame>
      <draw:frame draw:id="id60" presentation:style-name="a491" draw:name="2 Marcador de texto vertical" svg:x="0.55118in" svg:y="1.93465in" svg:width="9.70039in" svg:height="4.79488in" presentation:class="outline" presentation:placeholder="false">
        <draw:text-box>
          <text:list text:style-name="a477">
            <text:list-item>
              <text:p text:style-name="a476" text:class-names="" text:cond-style-name=""><text:span text:style-name="a475" text:class-names="">Haga clic para modificar el estilo de texto del patrón</text:span></text:p>
            </text:list-item>
          </text:list>
          <text:list text:style-name="a480">
            <text:list-item>
              <text:list text:style-name="a480">
                <text:list-item>
                  <text:p text:style-name="a479" text:class-names="" text:cond-style-name=""><text:span text:style-name="a478" text:class-names="">Segundo nivel</text:span></text:p>
                </text:list-item>
              </text:list>
            </text:list-item>
          </text:list>
          <text:list text:style-name="a483">
            <text:list-item>
              <text:list text:style-name="a483">
                <text:list-item>
                  <text:list text:style-name="a483">
                    <text:list-item>
                      <text:p text:style-name="a482" text:class-names="" text:cond-style-name=""><text:span text:style-name="a481" text:class-names="">Tercer ni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Cuarto ni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Quinto nivel</text:span><text:span text:style-name="a488" text:class-names=""/></text:p>
                            </text:list-item>
                          </text:list>
                        </text:list-item>
                      </text:list>
                    </text:list-item>
                  </text:list>
                </text:list-item>
              </text:list>
            </text:list-item>
          </text:list>
        </draw:text-box>
        <svg:title/>
        <svg:desc/>
      </draw:frame>
      <draw:frame draw:id="id61" presentation:style-name="a494" draw:name="3 Marcador de fecha" svg:x="0.55118in" svg:y="7.53189in" svg:width="2.56811in" svg:height="0.57008in" presentation:class="date-time" presentation:placeholder="false">
        <draw:text-box>
          <text:p text:style-name="a493" text:class-names="" text:cond-style-name=""><text:span text:style-name="a492" text:class-names=""/></text:p>
        </draw:text-box>
        <svg:title/>
        <svg:desc/>
      </draw:frame>
      <draw:frame draw:id="id62" presentation:style-name="a497" draw:name="4 Marcador de pie de página" svg:x="3.77008in" svg:y="7.53189in" svg:width="3.49409in" svg:height="0.57008in" presentation:class="footer" presentation:placeholder="false">
        <draw:text-box>
          <text:p text:style-name="a496" text:class-names="" text:cond-style-name=""><text:span text:style-name="a495" text:class-names=""/></text:p>
        </draw:text-box>
        <svg:title/>
        <svg:desc/>
      </draw:frame>
      <draw:frame draw:id="id63" presentation:style-name="a501" draw:name="5 Marcador de número de diapositiva" svg:x="7.90394in" svg:y="7.53189in" svg:width="2.56811in" svg:height="0.57008in" presentation:class="page-number" presentation:placeholder="false">
        <draw:text-box>
          <text:p text:style-name="a500" text:class-names="" text:cond-style-name=""><text:span text:style-name="a498" text:class-names=""><text:page-number style:num-format="1" text:fixed="false"/></text:span><text:span text:style-name="a499" text:class-names=""/></text:p>
        </draw:text-box>
        <svg:title/>
        <svg:desc/>
      </draw:frame>
      <presentation:notes style:page-layout-name="pageLayout2" draw:style-name="a518">
        <draw:page-thumbnail svg:x="1.5in" svg:y="0.83583in" svg:width="5.49921in" svg:height="4.12441in" presentation:class="page" draw:id="id5" presentation:style-name="a502" draw:name="1 Marcador de imagen de diapositiva">
          <svg:title/>
          <svg:desc/>
        </draw:page-thumbnail>
        <draw:frame draw:id="id6" presentation:style-name="a505" draw:name="2 Marcador de notas" svg:x="0.85in" svg:y="5.2248in" svg:width="6.79961in" svg:height="4.94961in" presentation:class="notes" presentation:placeholder="false">
          <draw:text-box>
            <text:p text:style-name="a504" text:class-names="" text:cond-style-name=""><text:span text:style-name="a503" text:class-names=""/></text:p>
          </draw:text-box>
          <svg:title/>
          <svg:desc/>
        </draw:frame>
        <draw:frame draw:id="id7" presentation:style-name="a508" draw:name="3 Marcador de encabezado" svg:x="0in" svg:y="0in" svg:width="3.68858in" svg:height="0.54961in" presentation:class="header" presentation:placeholder="false">
          <draw:text-box>
            <text:p text:style-name="a507" text:class-names="" text:cond-style-name=""><text:span text:style-name="a506" text:class-names=""/></text:p>
          </draw:text-box>
          <svg:title/>
          <svg:desc/>
        </draw:frame>
        <draw:frame draw:id="id8" presentation:style-name="a511" draw:name="4 Marcador de fecha" svg:x="4.81102in" svg:y="0in" svg:width="3.68858in" svg:height="0.54961in" presentation:class="date-time" presentation:placeholder="false">
          <draw:text-box>
            <text:p text:style-name="a510" text:class-names="" text:cond-style-name=""><text:span text:style-name="a509" text:class-names=""/></text:p>
          </draw:text-box>
          <svg:title/>
          <svg:desc/>
        </draw:frame>
        <draw:frame draw:id="id9" presentation:style-name="a514" draw:name="5 Marcador de pie de página" svg:x="0in" svg:y="10.45in" svg:width="3.68858in" svg:height="0.54961in" presentation:class="footer" presentation:placeholder="false">
          <draw:text-box>
            <text:p text:style-name="a513" text:class-names="" text:cond-style-name=""><text:span text:style-name="a512" text:class-names=""/></text:p>
          </draw:text-box>
          <svg:title/>
          <svg:desc/>
        </draw:frame>
        <draw:frame draw:id="id10" presentation:style-name="a517" draw:name="6 Marcador de número de diapositiva" svg:x="4.81102in" svg:y="10.45in" svg:width="3.68858in" svg:height="0.5496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1-vertTitleAndTx-Título-vertical-y-texto" style:page-layout-name="pageLayout1" draw:style-name="a519">
      <draw:frame draw:id="id64" presentation:style-name="a524" draw:name="1 Título vertical" svg:x="7.99306in" svg:y="0.32986in" svg:width="2.47917in" svg:height="6.39931in" presentation:class="title" presentation:placeholder="false">
        <draw:text-box>
          <text:list text:style-name="a523">
            <text:list-item>
              <text:p text:style-name="a522" text:class-names="" text:cond-style-name=""><text:span text:style-name="a520" text:class-names="">Haga clic para modificar el estilo de título del patrón</text:span><text:span text:style-name="a521" text:class-names=""/></text:p>
            </text:list-item>
          </text:list>
        </draw:text-box>
        <svg:title/>
        <svg:desc/>
      </draw:frame>
      <draw:frame draw:id="id65" presentation:style-name="a541" draw:name="2 Marcador de texto vertical" svg:x="0.55035in" svg:y="0.32986in" svg:width="7.27604in" svg:height="6.39931in" presentation:class="outline" presentation:placeholder="false">
        <draw:text-box>
          <text:list text:style-name="a527">
            <text:list-item>
              <text:p text:style-name="a526" text:class-names="" text:cond-style-name=""><text:span text:style-name="a525" text:class-names="">Haga clic para modificar el estilo de texto del patrón</text:span></text:p>
            </text:list-item>
          </text:list>
          <text:list text:style-name="a530">
            <text:list-item>
              <text:list text:style-name="a530">
                <text:list-item>
                  <text:p text:style-name="a529" text:class-names="" text:cond-style-name=""><text:span text:style-name="a528" text:class-names="">Segundo nivel</text:span></text:p>
                </text:list-item>
              </text:list>
            </text:list-item>
          </text:list>
          <text:list text:style-name="a533">
            <text:list-item>
              <text:list text:style-name="a533">
                <text:list-item>
                  <text:list text:style-name="a533">
                    <text:list-item>
                      <text:p text:style-name="a532" text:class-names="" text:cond-style-name=""><text:span text:style-name="a531" text:class-names="">Tercer ni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Cuarto ni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Quinto nivel</text:span><text:span text:style-name="a538" text:class-names=""/></text:p>
                            </text:list-item>
                          </text:list>
                        </text:list-item>
                      </text:list>
                    </text:list-item>
                  </text:list>
                </text:list-item>
              </text:list>
            </text:list-item>
          </text:list>
        </draw:text-box>
        <svg:title/>
        <svg:desc/>
      </draw:frame>
      <draw:frame draw:id="id66" presentation:style-name="a544" draw:name="3 Marcador de fecha" svg:x="0.55118in" svg:y="7.53189in" svg:width="2.56811in" svg:height="0.57008in" presentation:class="date-time" presentation:placeholder="false">
        <draw:text-box>
          <text:p text:style-name="a543" text:class-names="" text:cond-style-name=""><text:span text:style-name="a542" text:class-names=""/></text:p>
        </draw:text-box>
        <svg:title/>
        <svg:desc/>
      </draw:frame>
      <draw:frame draw:id="id67" presentation:style-name="a547" draw:name="4 Marcador de pie de página" svg:x="3.77008in" svg:y="7.53189in" svg:width="3.49409in" svg:height="0.57008in" presentation:class="footer" presentation:placeholder="false">
        <draw:text-box>
          <text:p text:style-name="a546" text:class-names="" text:cond-style-name=""><text:span text:style-name="a545" text:class-names=""/></text:p>
        </draw:text-box>
        <svg:title/>
        <svg:desc/>
      </draw:frame>
      <draw:frame draw:id="id68" presentation:style-name="a551" draw:name="5 Marcador de número de diapositiva" svg:x="7.90394in" svg:y="7.53189in" svg:width="2.56811in" svg:height="0.57008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68">
        <draw:page-thumbnail svg:x="1.5in" svg:y="0.83583in" svg:width="5.49921in" svg:height="4.12441in" presentation:class="page" draw:id="id5" presentation:style-name="a552" draw:name="1 Marcador de imagen de diapositiva">
          <svg:title/>
          <svg:desc/>
        </draw:page-thumbnail>
        <draw:frame draw:id="id6" presentation:style-name="a555" draw:name="2 Marcador de notas" svg:x="0.85in" svg:y="5.2248in" svg:width="6.79961in" svg:height="4.94961in" presentation:class="notes" presentation:placeholder="false">
          <draw:text-box>
            <text:p text:style-name="a554" text:class-names="" text:cond-style-name=""><text:span text:style-name="a553" text:class-names=""/></text:p>
          </draw:text-box>
          <svg:title/>
          <svg:desc/>
        </draw:frame>
        <draw:frame draw:id="id7" presentation:style-name="a558" draw:name="3 Marcador de encabezado" svg:x="0in" svg:y="0in" svg:width="3.68858in" svg:height="0.54961in" presentation:class="header" presentation:placeholder="false">
          <draw:text-box>
            <text:p text:style-name="a557" text:class-names="" text:cond-style-name=""><text:span text:style-name="a556" text:class-names=""/></text:p>
          </draw:text-box>
          <svg:title/>
          <svg:desc/>
        </draw:frame>
        <draw:frame draw:id="id8" presentation:style-name="a561" draw:name="4 Marcador de fecha" svg:x="4.81102in" svg:y="0in" svg:width="3.68858in" svg:height="0.54961in" presentation:class="date-time" presentation:placeholder="false">
          <draw:text-box>
            <text:p text:style-name="a560" text:class-names="" text:cond-style-name=""><text:span text:style-name="a559" text:class-names=""/></text:p>
          </draw:text-box>
          <svg:title/>
          <svg:desc/>
        </draw:frame>
        <draw:frame draw:id="id9" presentation:style-name="a564" draw:name="5 Marcador de pie de página" svg:x="0in" svg:y="10.45in" svg:width="3.68858in" svg:height="0.54961in" presentation:class="footer" presentation:placeholder="false">
          <draw:text-box>
            <text:p text:style-name="a563" text:class-names="" text:cond-style-name=""><text:span text:style-name="a562" text:class-names=""/></text:p>
          </draw:text-box>
          <svg:title/>
          <svg:desc/>
        </draw:frame>
        <draw:frame draw:id="id10" presentation:style-name="a567" draw:name="6 Marcador de número de diapositiva" svg:x="4.81102in" svg:y="10.45in" svg:width="3.68858in" svg:height="0.54961in" presentation:class="page-number" presentation:placeholder="false">
          <draw:text-box>
            <text:p text:style-name="a566" text:class-names="" text:cond-style-name=""><text:span text:style-name="a565" text:class-names=""><text:page-number style:num-format="1" text:fixed="false"/></text:span></text:p>
          </draw:text-box>
          <svg:title/>
          <svg:desc/>
        </draw:frame>
      </presentation:notes>
    </style:master-page>
    <style:handout-master style:page-layout-name="pageLayout3" draw:style-name="a569">
      <draw:frame draw:id="id69" presentation:style-name="a572" draw:name="1 Marcador de encabezado" svg:x="0in" svg:y="0in" svg:width="3.68858in" svg:height="0.54961in" presentation:class="header" presentation:placeholder="false">
        <draw:text-box>
          <text:p text:style-name="a571" text:class-names="" text:cond-style-name=""><text:span text:style-name="a570" text:class-names=""/></text:p>
        </draw:text-box>
        <svg:title/>
        <svg:desc/>
      </draw:frame>
      <draw:frame draw:id="id70" presentation:style-name="a575" draw:name="2 Marcador de fecha" svg:x="4.81102in" svg:y="0in" svg:width="3.68858in" svg:height="0.54961in" presentation:class="date-time" presentation:placeholder="false">
        <draw:text-box>
          <text:p text:style-name="a574" text:class-names="" text:cond-style-name=""><text:span text:style-name="a573" text:class-names=""/></text:p>
        </draw:text-box>
        <svg:title/>
        <svg:desc/>
      </draw:frame>
      <draw:frame draw:id="id71" presentation:style-name="a578" draw:name="3 Marcador de pie de página" svg:x="0in" svg:y="10.45in" svg:width="3.68858in" svg:height="0.54961in" presentation:class="footer" presentation:placeholder="false">
        <draw:text-box>
          <text:p text:style-name="a577" text:class-names="" text:cond-style-name=""><text:span text:style-name="a576" text:class-names=""/></text:p>
        </draw:text-box>
        <svg:title/>
        <svg:desc/>
      </draw:frame>
      <draw:frame draw:id="id72" presentation:style-name="a581" draw:name="4 Marcador de número de diapositiva" svg:x="4.81102in" svg:y="10.45in" svg:width="3.68858in" svg:height="0.54961in" presentation:class="page-number" presentation:placeholder="false">
        <draw:text-box>
          <text:p text:style-name="a580" text:class-names="" text:cond-style-name=""><text:span text:style-name="a579" text:class-names=""><text:page-number style:num-format="1" text:fixed="false"/></text:span></text:p>
        </draw:text-box>
        <svg:title/>
        <svg:desc/>
      </draw:frame>
      <draw:page-thumbnail draw:page-number="1" svg:x="0.72396in" svg:y="1.09896in" svg:width="3.22569in" svg:height="2.42014in"/>
      <draw:page-thumbnail draw:page-number="2" svg:x="4.54861in" svg:y="1.09896in" svg:width="3.22569in" svg:height="2.42014in"/>
      <draw:page-thumbnail draw:page-number="3" svg:x="0.72396in" svg:y="4.28819in" svg:width="3.22569in" svg:height="2.42014in"/>
      <draw:page-thumbnail draw:page-number="4" svg:x="4.54861in" svg:y="4.28819in" svg:width="3.22569in" svg:height="2.42014in"/>
      <draw:page-thumbnail draw:page-number="5" svg:x="0.72396in" svg:y="7.47743in" svg:width="3.22569in" svg:height="2.42014in"/>
      <draw:page-thumbnail draw:page-number="6" svg:x="4.54861in" svg:y="7.47743in" svg:width="3.22569in" svg:height="2.4201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Selectores en CSS</dc:title>
    <meta:initial-creator>lord </meta:initial-creator>
    <dc:creator>WinuE</dc:creator>
    <meta:creation-date>2012-09-11T17:30:25Z</meta:creation-date>
    <dc:date>2012-09-11T23:45:31Z</dc:date>
    <meta:editing-cycles>8</meta:editing-cycles>
    <meta:editing-duration>PT3529S</meta:editing-duration>
    <meta:document-statistic meta:paragraph-count="104" meta:word-count="940"/>
  </office:meta>
</office:document-meta>
</file>